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3" table:default-cell-style-name="Default"/>
        <table:table-row table:style-name="ro2">
          <table:table-cell office:value-type="string">
            <text:p>bisasam</text:p>
          </table:table-cell>
          <table:table-cell office:value-type="string">
            <text:p>pflanze</text:p>
          </table:table-cell>
          <table:table-cell office:value-type="string">
            <text:p>gift</text:p>
          </table:table-cell>
        </table:table-row>
        <table:table-row table:style-name="ro2">
          <table:table-cell office:value-type="string">
            <text:p>bisaknosp</text:p>
          </table:table-cell>
          <table:table-cell office:value-type="string">
            <text:p>pflanze</text:p>
          </table:table-cell>
          <table:table-cell office:value-type="string">
            <text:p>gift</text:p>
          </table:table-cell>
        </table:table-row>
        <table:table-row table:style-name="ro2">
          <table:table-cell office:value-type="string">
            <text:p>bisaflor</text:p>
          </table:table-cell>
          <table:table-cell office:value-type="string">
            <text:p>pflanze</text:p>
          </table:table-cell>
          <table:table-cell office:value-type="string">
            <text:p>gift</text:p>
          </table:table-cell>
        </table:table-row>
        <table:table-row table:style-name="ro2">
          <table:table-cell office:value-type="string">
            <text:p>glumanda</text:p>
          </table:table-cell>
          <table:table-cell office:value-type="string">
            <text:p>feuer</text:p>
          </table:table-cell>
          <table:table-cell/>
        </table:table-row>
        <table:table-row table:style-name="ro2">
          <table:table-cell office:value-type="string">
            <text:p>glutexo</text:p>
          </table:table-cell>
          <table:table-cell office:value-type="string">
            <text:p>feuer</text:p>
          </table:table-cell>
          <table:table-cell/>
        </table:table-row>
        <table:table-row table:style-name="ro2">
          <table:table-cell office:value-type="string">
            <text:p>glurak</text:p>
          </table:table-cell>
          <table:table-cell office:value-type="string">
            <text:p>feuer</text:p>
          </table:table-cell>
          <table:table-cell office:value-type="string">
            <text:p>flug</text:p>
          </table:table-cell>
        </table:table-row>
        <table:table-row table:style-name="ro2">
          <table:table-cell office:value-type="string">
            <text:p>schiggy</text:p>
          </table:table-cell>
          <table:table-cell office:value-type="string">
            <text:p>wasser</text:p>
          </table:table-cell>
          <table:table-cell/>
        </table:table-row>
        <table:table-row table:style-name="ro2">
          <table:table-cell office:value-type="string">
            <text:p>schillok</text:p>
          </table:table-cell>
          <table:table-cell office:value-type="string">
            <text:p>wasser</text:p>
          </table:table-cell>
          <table:table-cell/>
        </table:table-row>
        <table:table-row table:style-name="ro2">
          <table:table-cell office:value-type="string">
            <text:p>turtok</text:p>
          </table:table-cell>
          <table:table-cell office:value-type="string">
            <text:p>wasser</text:p>
          </table:table-cell>
          <table:table-cell/>
        </table:table-row>
        <table:table-row table:style-name="ro2">
          <table:table-cell office:value-type="string">
            <text:p>raupy</text:p>
          </table:table-cell>
          <table:table-cell office:value-type="string">
            <text:p>käfer</text:p>
          </table:table-cell>
          <table:table-cell/>
        </table:table-row>
        <table:table-row table:style-name="ro2">
          <table:table-cell office:value-type="string">
            <text:p>safcon</text:p>
          </table:table-cell>
          <table:table-cell office:value-type="string">
            <text:p>käfer</text:p>
          </table:table-cell>
          <table:table-cell/>
        </table:table-row>
        <table:table-row table:style-name="ro2">
          <table:table-cell office:value-type="string">
            <text:p>smettbo</text:p>
          </table:table-cell>
          <table:table-cell office:value-type="string">
            <text:p>käfer</text:p>
          </table:table-cell>
          <table:table-cell office:value-type="string">
            <text:p>flug</text:p>
          </table:table-cell>
        </table:table-row>
        <table:table-row table:style-name="ro2">
          <table:table-cell office:value-type="string">
            <text:p>hornliu</text:p>
          </table:table-cell>
          <table:table-cell office:value-type="string">
            <text:p>käfer</text:p>
          </table:table-cell>
          <table:table-cell office:value-type="string">
            <text:p>gift</text:p>
          </table:table-cell>
        </table:table-row>
        <table:table-row table:style-name="ro2">
          <table:table-cell office:value-type="string">
            <text:p>kokuna</text:p>
          </table:table-cell>
          <table:table-cell office:value-type="string">
            <text:p>käfer</text:p>
          </table:table-cell>
          <table:table-cell office:value-type="string">
            <text:p>gift</text:p>
          </table:table-cell>
        </table:table-row>
        <table:table-row table:style-name="ro2">
          <table:table-cell office:value-type="string">
            <text:p>bibor</text:p>
          </table:table-cell>
          <table:table-cell office:value-type="string">
            <text:p>käfer</text:p>
          </table:table-cell>
          <table:table-cell office:value-type="string">
            <text:p>gift</text:p>
          </table:table-cell>
        </table:table-row>
        <table:table-row table:style-name="ro2">
          <table:table-cell office:value-type="string">
            <text:p>taubsi</text:p>
          </table:table-cell>
          <table:table-cell office:value-type="string">
            <text:p>normal</text:p>
          </table:table-cell>
          <table:table-cell office:value-type="string">
            <text:p>flug</text:p>
          </table:table-cell>
        </table:table-row>
        <table:table-row table:style-name="ro2">
          <table:table-cell office:value-type="string">
            <text:p>tauboga</text:p>
          </table:table-cell>
          <table:table-cell office:value-type="string">
            <text:p>normal</text:p>
          </table:table-cell>
          <table:table-cell office:value-type="string">
            <text:p>flug</text:p>
          </table:table-cell>
        </table:table-row>
        <table:table-row table:style-name="ro2">
          <table:table-cell office:value-type="string">
            <text:p>tauboss</text:p>
          </table:table-cell>
          <table:table-cell office:value-type="string">
            <text:p>normal</text:p>
          </table:table-cell>
          <table:table-cell office:value-type="string">
            <text:p>flug</text:p>
          </table:table-cell>
        </table:table-row>
        <table:table-row table:style-name="ro2">
          <table:table-cell office:value-type="string">
            <text:p>rattfratz</text:p>
          </table:table-cell>
          <table:table-cell office:value-type="string">
            <text:p>normal</text:p>
          </table:table-cell>
          <table:table-cell/>
        </table:table-row>
        <table:table-row table:style-name="ro2">
          <table:table-cell office:value-type="string">
            <text:p>rattikarl</text:p>
          </table:table-cell>
          <table:table-cell office:value-type="string">
            <text:p>normal</text:p>
          </table:table-cell>
          <table:table-cell/>
        </table:table-row>
        <table:table-row table:style-name="ro2">
          <table:table-cell office:value-type="string">
            <text:p>habitak</text:p>
          </table:table-cell>
          <table:table-cell office:value-type="string">
            <text:p>normal</text:p>
          </table:table-cell>
          <table:table-cell office:value-type="string">
            <text:p>flug</text:p>
          </table:table-cell>
        </table:table-row>
        <table:table-row table:style-name="ro2">
          <table:table-cell office:value-type="string">
            <text:p>ibitak</text:p>
          </table:table-cell>
          <table:table-cell office:value-type="string">
            <text:p>normal</text:p>
          </table:table-cell>
          <table:table-cell office:value-type="string">
            <text:p>flug</text:p>
          </table:table-cell>
        </table:table-row>
        <table:table-row table:style-name="ro2">
          <table:table-cell office:value-type="string">
            <text:p>rettan</text:p>
          </table:table-cell>
          <table:table-cell office:value-type="string">
            <text:p>gift</text:p>
          </table:table-cell>
          <table:table-cell/>
        </table:table-row>
        <table:table-row table:style-name="ro2">
          <table:table-cell office:value-type="string">
            <text:p>arbok</text:p>
          </table:table-cell>
          <table:table-cell office:value-type="string">
            <text:p>gift</text:p>
          </table:table-cell>
          <table:table-cell/>
        </table:table-row>
        <table:table-row table:style-name="ro2">
          <table:table-cell office:value-type="string">
            <text:p>pikachu</text:p>
          </table:table-cell>
          <table:table-cell office:value-type="string">
            <text:p>elektro</text:p>
          </table:table-cell>
          <table:table-cell/>
        </table:table-row>
        <table:table-row table:style-name="ro3">
          <table:table-cell office:value-type="string">
            <text:p>raichu</text:p>
          </table:table-cell>
          <table:table-cell office:value-type="string">
            <text:p>elektro</text:p>
          </table:table-cell>
          <table:table-cell/>
        </table:table-row>
        <table:table-row table:style-name="ro3">
          <table:table-cell office:value-type="string">
            <text:p>sandan</text:p>
          </table:table-cell>
          <table:table-cell office:value-type="string">
            <text:p>boden</text:p>
          </table:table-cell>
          <table:table-cell/>
        </table:table-row>
        <table:table-row table:style-name="ro3">
          <table:table-cell office:value-type="string">
            <text:p>sandamer</text:p>
          </table:table-cell>
          <table:table-cell office:value-type="string">
            <text:p>boden</text:p>
          </table:table-cell>
          <table:table-cell/>
        </table:table-row>
        <table:table-row table:style-name="ro3">
          <table:table-cell office:value-type="string">
            <text:p>nidoran_w</text:p>
          </table:table-cell>
          <table:table-cell office:value-type="string">
            <text:p>gift</text:p>
          </table:table-cell>
          <table:table-cell/>
        </table:table-row>
        <table:table-row table:style-name="ro3">
          <table:table-cell office:value-type="string">
            <text:p>nidorina</text:p>
          </table:table-cell>
          <table:table-cell office:value-type="string">
            <text:p>gift</text:p>
          </table:table-cell>
          <table:table-cell/>
        </table:table-row>
        <table:table-row table:style-name="ro3">
          <table:table-cell office:value-type="string">
            <text:p>nidoqueen</text:p>
          </table:table-cell>
          <table:table-cell office:value-type="string">
            <text:p>gift</text:p>
          </table:table-cell>
          <table:table-cell office:value-type="string">
            <text:p>boden</text:p>
          </table:table-cell>
        </table:table-row>
        <table:table-row table:style-name="ro3">
          <table:table-cell office:value-type="string">
            <text:p>nidoran_m</text:p>
          </table:table-cell>
          <table:table-cell office:value-type="string">
            <text:p>gift</text:p>
          </table:table-cell>
          <table:table-cell/>
        </table:table-row>
        <table:table-row table:style-name="ro3">
          <table:table-cell office:value-type="string">
            <text:p>nidorino</text:p>
          </table:table-cell>
          <table:table-cell office:value-type="string">
            <text:p>gift</text:p>
          </table:table-cell>
          <table:table-cell/>
        </table:table-row>
        <table:table-row table:style-name="ro3">
          <table:table-cell office:value-type="string">
            <text:p>nidoking</text:p>
          </table:table-cell>
          <table:table-cell office:value-type="string">
            <text:p>gift</text:p>
          </table:table-cell>
          <table:table-cell office:value-type="string">
            <text:p>boden</text:p>
          </table:table-cell>
        </table:table-row>
        <table:table-row table:style-name="ro3">
          <table:table-cell office:value-type="string">
            <text:p>piepi</text:p>
          </table:table-cell>
          <table:table-cell office:value-type="string">
            <text:p>fee</text:p>
          </table:table-cell>
          <table:table-cell/>
        </table:table-row>
        <table:table-row table:style-name="ro3">
          <table:table-cell office:value-type="string">
            <text:p>pixi</text:p>
          </table:table-cell>
          <table:table-cell office:value-type="string">
            <text:p>fee</text:p>
          </table:table-cell>
          <table:table-cell/>
        </table:table-row>
        <table:table-row table:style-name="ro3">
          <table:table-cell office:value-type="string">
            <text:p>vulpix</text:p>
          </table:table-cell>
          <table:table-cell office:value-type="string">
            <text:p>feuer</text:p>
          </table:table-cell>
          <table:table-cell/>
        </table:table-row>
        <table:table-row table:style-name="ro3">
          <table:table-cell office:value-type="string">
            <text:p>vulnona</text:p>
          </table:table-cell>
          <table:table-cell office:value-type="string">
            <text:p>feuer</text:p>
          </table:table-cell>
          <table:table-cell/>
        </table:table-row>
        <table:table-row table:style-name="ro3">
          <table:table-cell office:value-type="string">
            <text:p>pummeluff</text:p>
          </table:table-cell>
          <table:table-cell office:value-type="string">
            <text:p>normal</text:p>
          </table:table-cell>
          <table:table-cell office:value-type="string">
            <text:p>fee</text:p>
          </table:table-cell>
        </table:table-row>
        <table:table-row table:style-name="ro3">
          <table:table-cell office:value-type="string">
            <text:p>knuddeluff</text:p>
          </table:table-cell>
          <table:table-cell office:value-type="string">
            <text:p>normal</text:p>
          </table:table-cell>
          <table:table-cell office:value-type="string">
            <text:p>fee</text:p>
          </table:table-cell>
        </table:table-row>
        <table:table-row table:style-name="ro3">
          <table:table-cell office:value-type="string">
            <text:p>zubat</text:p>
          </table:table-cell>
          <table:table-cell office:value-type="string">
            <text:p>gift</text:p>
          </table:table-cell>
          <table:table-cell office:value-type="string">
            <text:p>flug</text:p>
          </table:table-cell>
        </table:table-row>
        <table:table-row table:style-name="ro3">
          <table:table-cell office:value-type="string">
            <text:p>golbat</text:p>
          </table:table-cell>
          <table:table-cell office:value-type="string">
            <text:p>gift</text:p>
          </table:table-cell>
          <table:table-cell office:value-type="string">
            <text:p>flug</text:p>
          </table:table-cell>
        </table:table-row>
        <table:table-row table:style-name="ro3">
          <table:table-cell office:value-type="string">
            <text:p>myrapla</text:p>
          </table:table-cell>
          <table:table-cell office:value-type="string">
            <text:p>pflanze</text:p>
          </table:table-cell>
          <table:table-cell office:value-type="string">
            <text:p>gift</text:p>
          </table:table-cell>
        </table:table-row>
        <table:table-row table:style-name="ro3">
          <table:table-cell office:value-type="string">
            <text:p>duflor</text:p>
          </table:table-cell>
          <table:table-cell office:value-type="string">
            <text:p>pflanze</text:p>
          </table:table-cell>
          <table:table-cell office:value-type="string">
            <text:p>gift</text:p>
          </table:table-cell>
        </table:table-row>
        <table:table-row table:style-name="ro3">
          <table:table-cell office:value-type="string">
            <text:p>giflor</text:p>
          </table:table-cell>
          <table:table-cell office:value-type="string">
            <text:p>pflanze</text:p>
          </table:table-cell>
          <table:table-cell office:value-type="string">
            <text:p>gift</text:p>
          </table:table-cell>
        </table:table-row>
        <table:table-row table:style-name="ro3">
          <table:table-cell office:value-type="string">
            <text:p>paras</text:p>
          </table:table-cell>
          <table:table-cell office:value-type="string">
            <text:p>käfer</text:p>
          </table:table-cell>
          <table:table-cell office:value-type="string">
            <text:p>pflanze</text:p>
          </table:table-cell>
        </table:table-row>
        <table:table-row table:style-name="ro3">
          <table:table-cell office:value-type="string">
            <text:p>parasek</text:p>
          </table:table-cell>
          <table:table-cell office:value-type="string">
            <text:p>käfer</text:p>
          </table:table-cell>
          <table:table-cell office:value-type="string">
            <text:p>pflanze</text:p>
          </table:table-cell>
        </table:table-row>
        <table:table-row table:style-name="ro3">
          <table:table-cell office:value-type="string">
            <text:p>bluzuk</text:p>
          </table:table-cell>
          <table:table-cell office:value-type="string">
            <text:p>käfer</text:p>
          </table:table-cell>
          <table:table-cell office:value-type="string">
            <text:p>gift</text:p>
          </table:table-cell>
        </table:table-row>
        <table:table-row table:style-name="ro3">
          <table:table-cell office:value-type="string">
            <text:p>omot</text:p>
          </table:table-cell>
          <table:table-cell office:value-type="string">
            <text:p>käfer</text:p>
          </table:table-cell>
          <table:table-cell office:value-type="string">
            <text:p>gift</text:p>
          </table:table-cell>
        </table:table-row>
        <table:table-row table:style-name="ro3">
          <table:table-cell office:value-type="string">
            <text:p>digda</text:p>
          </table:table-cell>
          <table:table-cell office:value-type="string">
            <text:p>boden</text:p>
          </table:table-cell>
          <table:table-cell/>
        </table:table-row>
        <table:table-row table:style-name="ro3">
          <table:table-cell office:value-type="string">
            <text:p>digdri</text:p>
          </table:table-cell>
          <table:table-cell office:value-type="string">
            <text:p>boden</text:p>
          </table:table-cell>
          <table:table-cell/>
        </table:table-row>
        <table:table-row table:style-name="ro3">
          <table:table-cell office:value-type="string">
            <text:p>mauzi</text:p>
          </table:table-cell>
          <table:table-cell office:value-type="string">
            <text:p>normal</text:p>
          </table:table-cell>
          <table:table-cell/>
        </table:table-row>
        <table:table-row table:style-name="ro3">
          <table:table-cell office:value-type="string">
            <text:p>snobilikat</text:p>
          </table:table-cell>
          <table:table-cell office:value-type="string">
            <text:p>normal</text:p>
          </table:table-cell>
          <table:table-cell/>
        </table:table-row>
        <table:table-row table:style-name="ro3">
          <table:table-cell office:value-type="string">
            <text:p>enton</text:p>
          </table:table-cell>
          <table:table-cell office:value-type="string">
            <text:p>wasser</text:p>
          </table:table-cell>
          <table:table-cell/>
        </table:table-row>
        <table:table-row table:style-name="ro3">
          <table:table-cell office:value-type="string">
            <text:p>entoron</text:p>
          </table:table-cell>
          <table:table-cell office:value-type="string">
            <text:p>wasser</text:p>
          </table:table-cell>
          <table:table-cell/>
        </table:table-row>
        <table:table-row table:style-name="ro3">
          <table:table-cell office:value-type="string">
            <text:p>menki</text:p>
          </table:table-cell>
          <table:table-cell office:value-type="string">
            <text:p>kampf</text:p>
          </table:table-cell>
          <table:table-cell/>
        </table:table-row>
        <table:table-row table:style-name="ro3">
          <table:table-cell office:value-type="string">
            <text:p>rasaff</text:p>
          </table:table-cell>
          <table:table-cell office:value-type="string">
            <text:p>kampf</text:p>
          </table:table-cell>
          <table:table-cell/>
        </table:table-row>
        <table:table-row table:style-name="ro3">
          <table:table-cell office:value-type="string">
            <text:p>fukano</text:p>
          </table:table-cell>
          <table:table-cell office:value-type="string">
            <text:p>feuer</text:p>
          </table:table-cell>
          <table:table-cell/>
        </table:table-row>
        <table:table-row table:style-name="ro3">
          <table:table-cell office:value-type="string">
            <text:p>arkani</text:p>
          </table:table-cell>
          <table:table-cell office:value-type="string">
            <text:p>feuer</text:p>
          </table:table-cell>
          <table:table-cell/>
        </table:table-row>
        <table:table-row table:style-name="ro3">
          <table:table-cell office:value-type="string">
            <text:p>quapsel</text:p>
          </table:table-cell>
          <table:table-cell office:value-type="string">
            <text:p>wasser</text:p>
          </table:table-cell>
          <table:table-cell/>
        </table:table-row>
        <table:table-row table:style-name="ro3">
          <table:table-cell office:value-type="string">
            <text:p>quaputzi</text:p>
          </table:table-cell>
          <table:table-cell office:value-type="string">
            <text:p>wasser</text:p>
          </table:table-cell>
          <table:table-cell/>
        </table:table-row>
        <table:table-row table:style-name="ro3">
          <table:table-cell office:value-type="string">
            <text:p>quappo</text:p>
          </table:table-cell>
          <table:table-cell office:value-type="string">
            <text:p>wasser</text:p>
          </table:table-cell>
          <table:table-cell office:value-type="string">
            <text:p>kampf</text:p>
          </table:table-cell>
        </table:table-row>
        <table:table-row table:style-name="ro3">
          <table:table-cell office:value-type="string">
            <text:p>abra</text:p>
          </table:table-cell>
          <table:table-cell office:value-type="string">
            <text:p>psycho</text:p>
          </table:table-cell>
          <table:table-cell/>
        </table:table-row>
        <table:table-row table:style-name="ro3">
          <table:table-cell office:value-type="string">
            <text:p>kadabra</text:p>
          </table:table-cell>
          <table:table-cell office:value-type="string">
            <text:p>psycho</text:p>
          </table:table-cell>
          <table:table-cell/>
        </table:table-row>
        <table:table-row table:style-name="ro3">
          <table:table-cell office:value-type="string">
            <text:p>simsala</text:p>
          </table:table-cell>
          <table:table-cell office:value-type="string">
            <text:p>psycho</text:p>
          </table:table-cell>
          <table:table-cell/>
        </table:table-row>
        <table:table-row table:style-name="ro3">
          <table:table-cell office:value-type="string">
            <text:p>machollo</text:p>
          </table:table-cell>
          <table:table-cell office:value-type="string">
            <text:p>kampf</text:p>
          </table:table-cell>
          <table:table-cell/>
        </table:table-row>
        <table:table-row table:style-name="ro3">
          <table:table-cell office:value-type="string">
            <text:p>maschock</text:p>
          </table:table-cell>
          <table:table-cell office:value-type="string">
            <text:p>kampf</text:p>
          </table:table-cell>
          <table:table-cell/>
        </table:table-row>
        <table:table-row table:style-name="ro3">
          <table:table-cell office:value-type="string">
            <text:p>machomei</text:p>
          </table:table-cell>
          <table:table-cell office:value-type="string">
            <text:p>kampf</text:p>
          </table:table-cell>
          <table:table-cell/>
        </table:table-row>
        <table:table-row table:style-name="ro3">
          <table:table-cell office:value-type="string">
            <text:p>knofensa</text:p>
          </table:table-cell>
          <table:table-cell office:value-type="string">
            <text:p>pflanze</text:p>
          </table:table-cell>
          <table:table-cell office:value-type="string">
            <text:p>gift</text:p>
          </table:table-cell>
        </table:table-row>
        <table:table-row table:style-name="ro3">
          <table:table-cell office:value-type="string">
            <text:p>ultrigaria</text:p>
          </table:table-cell>
          <table:table-cell office:value-type="string">
            <text:p>pflanze</text:p>
          </table:table-cell>
          <table:table-cell office:value-type="string">
            <text:p>gift</text:p>
          </table:table-cell>
        </table:table-row>
        <table:table-row table:style-name="ro3">
          <table:table-cell office:value-type="string">
            <text:p>sarzenia</text:p>
          </table:table-cell>
          <table:table-cell office:value-type="string">
            <text:p>pflanze</text:p>
          </table:table-cell>
          <table:table-cell office:value-type="string">
            <text:p>gift</text:p>
          </table:table-cell>
        </table:table-row>
        <table:table-row table:style-name="ro3">
          <table:table-cell office:value-type="string">
            <text:p>tentacha</text:p>
          </table:table-cell>
          <table:table-cell office:value-type="string">
            <text:p>wasser</text:p>
          </table:table-cell>
          <table:table-cell office:value-type="string">
            <text:p>gift</text:p>
          </table:table-cell>
        </table:table-row>
        <table:table-row table:style-name="ro3">
          <table:table-cell office:value-type="string">
            <text:p>tentoxa</text:p>
          </table:table-cell>
          <table:table-cell office:value-type="string">
            <text:p>wasser</text:p>
          </table:table-cell>
          <table:table-cell office:value-type="string">
            <text:p>gift</text:p>
          </table:table-cell>
        </table:table-row>
        <table:table-row table:style-name="ro3">
          <table:table-cell office:value-type="string">
            <text:p>kleinstein</text:p>
          </table:table-cell>
          <table:table-cell office:value-type="string">
            <text:p>gestein</text:p>
          </table:table-cell>
          <table:table-cell office:value-type="string">
            <text:p>boden</text:p>
          </table:table-cell>
        </table:table-row>
        <table:table-row table:style-name="ro3">
          <table:table-cell office:value-type="string">
            <text:p>georok</text:p>
          </table:table-cell>
          <table:table-cell office:value-type="string">
            <text:p>gestein</text:p>
          </table:table-cell>
          <table:table-cell office:value-type="string">
            <text:p>boden</text:p>
          </table:table-cell>
        </table:table-row>
        <table:table-row table:style-name="ro3">
          <table:table-cell office:value-type="string">
            <text:p>geowaz</text:p>
          </table:table-cell>
          <table:table-cell office:value-type="string">
            <text:p>gestein</text:p>
          </table:table-cell>
          <table:table-cell office:value-type="string">
            <text:p>boden</text:p>
          </table:table-cell>
        </table:table-row>
        <table:table-row table:style-name="ro3">
          <table:table-cell office:value-type="string">
            <text:p>ponita</text:p>
          </table:table-cell>
          <table:table-cell office:value-type="string">
            <text:p>feuer</text:p>
          </table:table-cell>
          <table:table-cell/>
        </table:table-row>
        <table:table-row table:style-name="ro3">
          <table:table-cell office:value-type="string">
            <text:p>gallopa</text:p>
          </table:table-cell>
          <table:table-cell office:value-type="string">
            <text:p>feuer</text:p>
          </table:table-cell>
          <table:table-cell/>
        </table:table-row>
        <table:table-row table:style-name="ro3">
          <table:table-cell office:value-type="string">
            <text:p>flegmon</text:p>
          </table:table-cell>
          <table:table-cell office:value-type="string">
            <text:p>wasser</text:p>
          </table:table-cell>
          <table:table-cell office:value-type="string">
            <text:p>psycho</text:p>
          </table:table-cell>
        </table:table-row>
        <table:table-row table:style-name="ro3">
          <table:table-cell office:value-type="string">
            <text:p>lahmus</text:p>
          </table:table-cell>
          <table:table-cell office:value-type="string">
            <text:p>wasser</text:p>
          </table:table-cell>
          <table:table-cell office:value-type="string">
            <text:p>psycho</text:p>
          </table:table-cell>
        </table:table-row>
        <table:table-row table:style-name="ro3">
          <table:table-cell office:value-type="string">
            <text:p>magnetilo</text:p>
          </table:table-cell>
          <table:table-cell office:value-type="string">
            <text:p>elektro</text:p>
          </table:table-cell>
          <table:table-cell office:value-type="string">
            <text:p>stahl</text:p>
          </table:table-cell>
        </table:table-row>
        <table:table-row table:style-name="ro3">
          <table:table-cell office:value-type="string">
            <text:p>magneton</text:p>
          </table:table-cell>
          <table:table-cell office:value-type="string">
            <text:p>elektro</text:p>
          </table:table-cell>
          <table:table-cell office:value-type="string">
            <text:p>stahl</text:p>
          </table:table-cell>
        </table:table-row>
        <table:table-row table:style-name="ro3">
          <table:table-cell office:value-type="string">
            <text:p>porenta</text:p>
          </table:table-cell>
          <table:table-cell office:value-type="string">
            <text:p>normal</text:p>
          </table:table-cell>
          <table:table-cell office:value-type="string">
            <text:p>flug</text:p>
          </table:table-cell>
        </table:table-row>
        <table:table-row table:style-name="ro3">
          <table:table-cell office:value-type="string">
            <text:p>dodu</text:p>
          </table:table-cell>
          <table:table-cell office:value-type="string">
            <text:p>normal</text:p>
          </table:table-cell>
          <table:table-cell office:value-type="string">
            <text:p>flug</text:p>
          </table:table-cell>
        </table:table-row>
        <table:table-row table:style-name="ro3">
          <table:table-cell office:value-type="string">
            <text:p>dodri</text:p>
          </table:table-cell>
          <table:table-cell office:value-type="string">
            <text:p>normal</text:p>
          </table:table-cell>
          <table:table-cell office:value-type="string">
            <text:p>flug</text:p>
          </table:table-cell>
        </table:table-row>
        <table:table-row table:style-name="ro3">
          <table:table-cell office:value-type="string">
            <text:p>jurob</text:p>
          </table:table-cell>
          <table:table-cell office:value-type="string">
            <text:p>wasser</text:p>
          </table:table-cell>
          <table:table-cell/>
        </table:table-row>
        <table:table-row table:style-name="ro3">
          <table:table-cell office:value-type="string">
            <text:p>jugong</text:p>
          </table:table-cell>
          <table:table-cell office:value-type="string">
            <text:p>wasser</text:p>
          </table:table-cell>
          <table:table-cell office:value-type="string">
            <text:p>eis</text:p>
          </table:table-cell>
        </table:table-row>
        <table:table-row table:style-name="ro3">
          <table:table-cell office:value-type="string">
            <text:p>sleima</text:p>
          </table:table-cell>
          <table:table-cell office:value-type="string">
            <text:p>gift</text:p>
          </table:table-cell>
          <table:table-cell/>
        </table:table-row>
        <table:table-row table:style-name="ro3">
          <table:table-cell office:value-type="string">
            <text:p>sleimok</text:p>
          </table:table-cell>
          <table:table-cell office:value-type="string">
            <text:p>gift</text:p>
          </table:table-cell>
          <table:table-cell/>
        </table:table-row>
        <table:table-row table:style-name="ro3">
          <table:table-cell office:value-type="string">
            <text:p>muschas</text:p>
          </table:table-cell>
          <table:table-cell office:value-type="string">
            <text:p>wasser</text:p>
          </table:table-cell>
          <table:table-cell/>
        </table:table-row>
        <table:table-row table:style-name="ro3">
          <table:table-cell office:value-type="string">
            <text:p>austos</text:p>
          </table:table-cell>
          <table:table-cell office:value-type="string">
            <text:p>wasser</text:p>
          </table:table-cell>
          <table:table-cell office:value-type="string">
            <text:p>eis</text:p>
          </table:table-cell>
        </table:table-row>
        <table:table-row table:style-name="ro3">
          <table:table-cell office:value-type="string">
            <text:p>nebulak</text:p>
          </table:table-cell>
          <table:table-cell office:value-type="string">
            <text:p>geist</text:p>
          </table:table-cell>
          <table:table-cell office:value-type="string">
            <text:p>gift</text:p>
          </table:table-cell>
        </table:table-row>
        <table:table-row table:style-name="ro3">
          <table:table-cell office:value-type="string">
            <text:p>alpollo</text:p>
          </table:table-cell>
          <table:table-cell office:value-type="string">
            <text:p>geist</text:p>
          </table:table-cell>
          <table:table-cell office:value-type="string">
            <text:p>gift</text:p>
          </table:table-cell>
        </table:table-row>
        <table:table-row table:style-name="ro3">
          <table:table-cell office:value-type="string">
            <text:p>gengar</text:p>
          </table:table-cell>
          <table:table-cell office:value-type="string">
            <text:p>geist</text:p>
          </table:table-cell>
          <table:table-cell office:value-type="string">
            <text:p>gift</text:p>
          </table:table-cell>
        </table:table-row>
        <table:table-row table:style-name="ro3">
          <table:table-cell office:value-type="string">
            <text:p>onix</text:p>
          </table:table-cell>
          <table:table-cell office:value-type="string">
            <text:p>gestein</text:p>
          </table:table-cell>
          <table:table-cell office:value-type="string">
            <text:p>boden</text:p>
          </table:table-cell>
        </table:table-row>
        <table:table-row table:style-name="ro3">
          <table:table-cell office:value-type="string">
            <text:p>traumato</text:p>
          </table:table-cell>
          <table:table-cell office:value-type="string">
            <text:p>psycho</text:p>
          </table:table-cell>
          <table:table-cell/>
        </table:table-row>
        <table:table-row table:style-name="ro3">
          <table:table-cell office:value-type="string">
            <text:p>hypno</text:p>
          </table:table-cell>
          <table:table-cell office:value-type="string">
            <text:p>psycho</text:p>
          </table:table-cell>
          <table:table-cell/>
        </table:table-row>
        <table:table-row table:style-name="ro3">
          <table:table-cell office:value-type="string">
            <text:p>krabby</text:p>
          </table:table-cell>
          <table:table-cell office:value-type="string">
            <text:p>wasser</text:p>
          </table:table-cell>
          <table:table-cell/>
        </table:table-row>
        <table:table-row table:style-name="ro3">
          <table:table-cell office:value-type="string">
            <text:p>kingler</text:p>
          </table:table-cell>
          <table:table-cell office:value-type="string">
            <text:p>wasser</text:p>
          </table:table-cell>
          <table:table-cell/>
        </table:table-row>
        <table:table-row table:style-name="ro3">
          <table:table-cell office:value-type="string">
            <text:p>voltobal</text:p>
          </table:table-cell>
          <table:table-cell office:value-type="string">
            <text:p>elektro</text:p>
          </table:table-cell>
          <table:table-cell/>
        </table:table-row>
        <table:table-row table:style-name="ro3">
          <table:table-cell office:value-type="string">
            <text:p>lektrobal</text:p>
          </table:table-cell>
          <table:table-cell office:value-type="string">
            <text:p>elektro</text:p>
          </table:table-cell>
          <table:table-cell/>
        </table:table-row>
        <table:table-row table:style-name="ro3">
          <table:table-cell office:value-type="string">
            <text:p>owei</text:p>
          </table:table-cell>
          <table:table-cell office:value-type="string">
            <text:p>pflanze</text:p>
          </table:table-cell>
          <table:table-cell office:value-type="string">
            <text:p>psycho</text:p>
          </table:table-cell>
        </table:table-row>
        <table:table-row table:style-name="ro3">
          <table:table-cell office:value-type="string">
            <text:p>kokowei</text:p>
          </table:table-cell>
          <table:table-cell office:value-type="string">
            <text:p>pflanze</text:p>
          </table:table-cell>
          <table:table-cell office:value-type="string">
            <text:p>psycho</text:p>
          </table:table-cell>
        </table:table-row>
        <table:table-row table:style-name="ro3">
          <table:table-cell office:value-type="string">
            <text:p>tragosso</text:p>
          </table:table-cell>
          <table:table-cell office:value-type="string">
            <text:p>boden</text:p>
          </table:table-cell>
          <table:table-cell/>
        </table:table-row>
        <table:table-row table:style-name="ro3">
          <table:table-cell office:value-type="string">
            <text:p>knogga</text:p>
          </table:table-cell>
          <table:table-cell office:value-type="string">
            <text:p>boden</text:p>
          </table:table-cell>
          <table:table-cell/>
        </table:table-row>
        <table:table-row table:style-name="ro3">
          <table:table-cell office:value-type="string">
            <text:p>kicklee</text:p>
          </table:table-cell>
          <table:table-cell office:value-type="string">
            <text:p>kampf</text:p>
          </table:table-cell>
          <table:table-cell/>
        </table:table-row>
        <table:table-row table:style-name="ro3">
          <table:table-cell office:value-type="string">
            <text:p>nockchan</text:p>
          </table:table-cell>
          <table:table-cell office:value-type="string">
            <text:p>kampf</text:p>
          </table:table-cell>
          <table:table-cell/>
        </table:table-row>
        <table:table-row table:style-name="ro3">
          <table:table-cell office:value-type="string">
            <text:p>schlurp</text:p>
          </table:table-cell>
          <table:table-cell office:value-type="string">
            <text:p>normal</text:p>
          </table:table-cell>
          <table:table-cell/>
        </table:table-row>
        <table:table-row table:style-name="ro3">
          <table:table-cell office:value-type="string">
            <text:p>smogon</text:p>
          </table:table-cell>
          <table:table-cell office:value-type="string">
            <text:p>gift</text:p>
          </table:table-cell>
          <table:table-cell/>
        </table:table-row>
        <table:table-row table:style-name="ro3">
          <table:table-cell office:value-type="string">
            <text:p>smogmog</text:p>
          </table:table-cell>
          <table:table-cell office:value-type="string">
            <text:p>gift</text:p>
          </table:table-cell>
          <table:table-cell/>
        </table:table-row>
        <table:table-row table:style-name="ro3">
          <table:table-cell office:value-type="string">
            <text:p>rihorn</text:p>
          </table:table-cell>
          <table:table-cell office:value-type="string">
            <text:p>boden</text:p>
          </table:table-cell>
          <table:table-cell office:value-type="string">
            <text:p>gestein</text:p>
          </table:table-cell>
        </table:table-row>
        <table:table-row table:style-name="ro3">
          <table:table-cell office:value-type="string">
            <text:p>rizeros</text:p>
          </table:table-cell>
          <table:table-cell office:value-type="string">
            <text:p>boden</text:p>
          </table:table-cell>
          <table:table-cell office:value-type="string">
            <text:p>gestein</text:p>
          </table:table-cell>
        </table:table-row>
        <table:table-row table:style-name="ro3">
          <table:table-cell office:value-type="string">
            <text:p>chaneira</text:p>
          </table:table-cell>
          <table:table-cell office:value-type="string">
            <text:p>normal</text:p>
          </table:table-cell>
          <table:table-cell/>
        </table:table-row>
        <table:table-row table:style-name="ro3">
          <table:table-cell office:value-type="string">
            <text:p>tangela</text:p>
          </table:table-cell>
          <table:table-cell office:value-type="string">
            <text:p>pflanze</text:p>
          </table:table-cell>
          <table:table-cell/>
        </table:table-row>
        <table:table-row table:style-name="ro3">
          <table:table-cell office:value-type="string">
            <text:p>kangama</text:p>
          </table:table-cell>
          <table:table-cell office:value-type="string">
            <text:p>normal</text:p>
          </table:table-cell>
          <table:table-cell/>
        </table:table-row>
        <table:table-row table:style-name="ro3">
          <table:table-cell office:value-type="string">
            <text:p>seeper</text:p>
          </table:table-cell>
          <table:table-cell office:value-type="string">
            <text:p>wasser</text:p>
          </table:table-cell>
          <table:table-cell/>
        </table:table-row>
        <table:table-row table:style-name="ro3">
          <table:table-cell office:value-type="string">
            <text:p>seemon</text:p>
          </table:table-cell>
          <table:table-cell office:value-type="string">
            <text:p>wasser</text:p>
          </table:table-cell>
          <table:table-cell/>
        </table:table-row>
        <table:table-row table:style-name="ro3">
          <table:table-cell office:value-type="string">
            <text:p>goldini</text:p>
          </table:table-cell>
          <table:table-cell office:value-type="string">
            <text:p>wasser</text:p>
          </table:table-cell>
          <table:table-cell/>
        </table:table-row>
        <table:table-row table:style-name="ro3">
          <table:table-cell office:value-type="string">
            <text:p>golking</text:p>
          </table:table-cell>
          <table:table-cell office:value-type="string">
            <text:p>wasser</text:p>
          </table:table-cell>
          <table:table-cell/>
        </table:table-row>
        <table:table-row table:style-name="ro3">
          <table:table-cell office:value-type="string">
            <text:p>sterndu</text:p>
          </table:table-cell>
          <table:table-cell office:value-type="string">
            <text:p>wasser</text:p>
          </table:table-cell>
          <table:table-cell/>
        </table:table-row>
        <table:table-row table:style-name="ro3">
          <table:table-cell office:value-type="string">
            <text:p>starmie</text:p>
          </table:table-cell>
          <table:table-cell office:value-type="string">
            <text:p>wasser</text:p>
          </table:table-cell>
          <table:table-cell office:value-type="string">
            <text:p>psycho</text:p>
          </table:table-cell>
        </table:table-row>
        <table:table-row table:style-name="ro3">
          <table:table-cell office:value-type="string">
            <text:p>pantimos</text:p>
          </table:table-cell>
          <table:table-cell office:value-type="string">
            <text:p>psycho</text:p>
          </table:table-cell>
          <table:table-cell office:value-type="string">
            <text:p>fee</text:p>
          </table:table-cell>
        </table:table-row>
        <table:table-row table:style-name="ro3">
          <table:table-cell office:value-type="string">
            <text:p>sichlor</text:p>
          </table:table-cell>
          <table:table-cell office:value-type="string">
            <text:p>käfer</text:p>
          </table:table-cell>
          <table:table-cell office:value-type="string">
            <text:p>flug</text:p>
          </table:table-cell>
        </table:table-row>
        <table:table-row table:style-name="ro3">
          <table:table-cell office:value-type="string">
            <text:p>rossana</text:p>
          </table:table-cell>
          <table:table-cell office:value-type="string">
            <text:p>eis</text:p>
          </table:table-cell>
          <table:table-cell office:value-type="string">
            <text:p>psycho</text:p>
          </table:table-cell>
        </table:table-row>
        <table:table-row table:style-name="ro3">
          <table:table-cell office:value-type="string">
            <text:p>elektek</text:p>
          </table:table-cell>
          <table:table-cell office:value-type="string">
            <text:p>elektro</text:p>
          </table:table-cell>
          <table:table-cell/>
        </table:table-row>
        <table:table-row table:style-name="ro3">
          <table:table-cell office:value-type="string">
            <text:p>magmar</text:p>
          </table:table-cell>
          <table:table-cell office:value-type="string">
            <text:p>feuer</text:p>
          </table:table-cell>
          <table:table-cell/>
        </table:table-row>
        <table:table-row table:style-name="ro3">
          <table:table-cell office:value-type="string">
            <text:p>pinsir</text:p>
          </table:table-cell>
          <table:table-cell office:value-type="string">
            <text:p>käfer</text:p>
          </table:table-cell>
          <table:table-cell/>
        </table:table-row>
        <table:table-row table:style-name="ro3">
          <table:table-cell office:value-type="string">
            <text:p>tauros</text:p>
          </table:table-cell>
          <table:table-cell office:value-type="string">
            <text:p>normal</text:p>
          </table:table-cell>
          <table:table-cell/>
        </table:table-row>
        <table:table-row table:style-name="ro3">
          <table:table-cell office:value-type="string">
            <text:p>karpador</text:p>
          </table:table-cell>
          <table:table-cell office:value-type="string">
            <text:p>wasser</text:p>
          </table:table-cell>
          <table:table-cell/>
        </table:table-row>
        <table:table-row table:style-name="ro3">
          <table:table-cell office:value-type="string">
            <text:p>garados</text:p>
          </table:table-cell>
          <table:table-cell office:value-type="string">
            <text:p>wasser</text:p>
          </table:table-cell>
          <table:table-cell office:value-type="string">
            <text:p>flug</text:p>
          </table:table-cell>
        </table:table-row>
        <table:table-row table:style-name="ro3">
          <table:table-cell office:value-type="string">
            <text:p>lapras</text:p>
          </table:table-cell>
          <table:table-cell office:value-type="string">
            <text:p>wasser</text:p>
          </table:table-cell>
          <table:table-cell office:value-type="string">
            <text:p>eis</text:p>
          </table:table-cell>
        </table:table-row>
        <table:table-row table:style-name="ro3">
          <table:table-cell office:value-type="string">
            <text:p>ditto</text:p>
          </table:table-cell>
          <table:table-cell office:value-type="string">
            <text:p>normal</text:p>
          </table:table-cell>
          <table:table-cell/>
        </table:table-row>
        <table:table-row table:style-name="ro3">
          <table:table-cell office:value-type="string">
            <text:p>evoli</text:p>
          </table:table-cell>
          <table:table-cell office:value-type="string">
            <text:p>normal</text:p>
          </table:table-cell>
          <table:table-cell/>
        </table:table-row>
        <table:table-row table:style-name="ro3">
          <table:table-cell office:value-type="string">
            <text:p>aquana</text:p>
          </table:table-cell>
          <table:table-cell office:value-type="string">
            <text:p>wasser</text:p>
          </table:table-cell>
          <table:table-cell/>
        </table:table-row>
        <table:table-row table:style-name="ro3">
          <table:table-cell office:value-type="string">
            <text:p>blitza</text:p>
          </table:table-cell>
          <table:table-cell office:value-type="string">
            <text:p>elektro</text:p>
          </table:table-cell>
          <table:table-cell/>
        </table:table-row>
        <table:table-row table:style-name="ro3">
          <table:table-cell office:value-type="string">
            <text:p>flamara</text:p>
          </table:table-cell>
          <table:table-cell office:value-type="string">
            <text:p>feuer</text:p>
          </table:table-cell>
          <table:table-cell/>
        </table:table-row>
        <table:table-row table:style-name="ro3">
          <table:table-cell office:value-type="string">
            <text:p>porygon</text:p>
          </table:table-cell>
          <table:table-cell office:value-type="string">
            <text:p>normal</text:p>
          </table:table-cell>
          <table:table-cell/>
        </table:table-row>
        <table:table-row table:style-name="ro3">
          <table:table-cell office:value-type="string">
            <text:p>amonitas</text:p>
          </table:table-cell>
          <table:table-cell office:value-type="string">
            <text:p>gestein</text:p>
          </table:table-cell>
          <table:table-cell office:value-type="string">
            <text:p>wasser</text:p>
          </table:table-cell>
        </table:table-row>
        <table:table-row table:style-name="ro3">
          <table:table-cell office:value-type="string">
            <text:p>amoroso</text:p>
          </table:table-cell>
          <table:table-cell office:value-type="string">
            <text:p>gestein</text:p>
          </table:table-cell>
          <table:table-cell office:value-type="string">
            <text:p>wasser</text:p>
          </table:table-cell>
        </table:table-row>
        <table:table-row table:style-name="ro3">
          <table:table-cell office:value-type="string">
            <text:p>kabuto</text:p>
          </table:table-cell>
          <table:table-cell office:value-type="string">
            <text:p>gestein</text:p>
          </table:table-cell>
          <table:table-cell office:value-type="string">
            <text:p>wasser</text:p>
          </table:table-cell>
        </table:table-row>
        <table:table-row table:style-name="ro3">
          <table:table-cell office:value-type="string">
            <text:p>kabutops</text:p>
          </table:table-cell>
          <table:table-cell office:value-type="string">
            <text:p>gestein</text:p>
          </table:table-cell>
          <table:table-cell office:value-type="string">
            <text:p>wasser</text:p>
          </table:table-cell>
        </table:table-row>
        <table:table-row table:style-name="ro3">
          <table:table-cell office:value-type="string">
            <text:p>aerodactyl</text:p>
          </table:table-cell>
          <table:table-cell office:value-type="string">
            <text:p>gestein</text:p>
          </table:table-cell>
          <table:table-cell office:value-type="string">
            <text:p>flug</text:p>
          </table:table-cell>
        </table:table-row>
        <table:table-row table:style-name="ro3">
          <table:table-cell office:value-type="string">
            <text:p>relaxo</text:p>
          </table:table-cell>
          <table:table-cell office:value-type="string">
            <text:p>normal</text:p>
          </table:table-cell>
          <table:table-cell/>
        </table:table-row>
        <table:table-row table:style-name="ro3">
          <table:table-cell office:value-type="string">
            <text:p>arktos</text:p>
          </table:table-cell>
          <table:table-cell office:value-type="string">
            <text:p>eis</text:p>
          </table:table-cell>
          <table:table-cell office:value-type="string">
            <text:p>flug</text:p>
          </table:table-cell>
        </table:table-row>
        <table:table-row table:style-name="ro3">
          <table:table-cell office:value-type="string">
            <text:p>zapdos</text:p>
          </table:table-cell>
          <table:table-cell office:value-type="string">
            <text:p>elektro</text:p>
          </table:table-cell>
          <table:table-cell office:value-type="string">
            <text:p>flug</text:p>
          </table:table-cell>
        </table:table-row>
        <table:table-row table:style-name="ro3">
          <table:table-cell office:value-type="string">
            <text:p>lavados</text:p>
          </table:table-cell>
          <table:table-cell office:value-type="string">
            <text:p>feuer</text:p>
          </table:table-cell>
          <table:table-cell office:value-type="string">
            <text:p>flug</text:p>
          </table:table-cell>
        </table:table-row>
        <table:table-row table:style-name="ro3">
          <table:table-cell office:value-type="string">
            <text:p>dratini</text:p>
          </table:table-cell>
          <table:table-cell office:value-type="string">
            <text:p>drache</text:p>
          </table:table-cell>
          <table:table-cell/>
        </table:table-row>
        <table:table-row table:style-name="ro3">
          <table:table-cell office:value-type="string">
            <text:p>dragonir</text:p>
          </table:table-cell>
          <table:table-cell office:value-type="string">
            <text:p>drache</text:p>
          </table:table-cell>
          <table:table-cell/>
        </table:table-row>
        <table:table-row table:style-name="ro3">
          <table:table-cell office:value-type="string">
            <text:p>dragoran</text:p>
          </table:table-cell>
          <table:table-cell office:value-type="string">
            <text:p>drache</text:p>
          </table:table-cell>
          <table:table-cell office:value-type="string">
            <text:p>flug</text:p>
          </table:table-cell>
        </table:table-row>
        <table:table-row table:style-name="ro3">
          <table:table-cell office:value-type="string">
            <text:p>mewtu</text:p>
          </table:table-cell>
          <table:table-cell office:value-type="string">
            <text:p>psycho</text:p>
          </table:table-cell>
          <table:table-cell/>
        </table:table-row>
        <table:table-row table:style-name="ro3">
          <table:table-cell office:value-type="string">
            <text:p>mew</text:p>
          </table:table-cell>
          <table:table-cell office:value-type="string">
            <text:p>psycho</text:p>
          </table:table-cell>
          <table:table-cell/>
        </table:table-row>
        <table:table-row table:style-name="ro3">
          <table:table-cell office:value-type="string">
            <text:p>endivie</text:p>
          </table:table-cell>
          <table:table-cell office:value-type="string">
            <text:p>pflanze</text:p>
          </table:table-cell>
          <table:table-cell/>
        </table:table-row>
        <table:table-row table:style-name="ro3">
          <table:table-cell office:value-type="string">
            <text:p>lorblatt</text:p>
          </table:table-cell>
          <table:table-cell office:value-type="string">
            <text:p>pflanze</text:p>
          </table:table-cell>
          <table:table-cell/>
        </table:table-row>
        <table:table-row table:style-name="ro3">
          <table:table-cell office:value-type="string">
            <text:p>meganie</text:p>
          </table:table-cell>
          <table:table-cell office:value-type="string">
            <text:p>pflanze</text:p>
          </table:table-cell>
          <table:table-cell/>
        </table:table-row>
        <table:table-row table:style-name="ro3">
          <table:table-cell office:value-type="string">
            <text:p>feurigel</text:p>
          </table:table-cell>
          <table:table-cell office:value-type="string">
            <text:p>feuer</text:p>
          </table:table-cell>
          <table:table-cell/>
        </table:table-row>
        <table:table-row table:style-name="ro3">
          <table:table-cell office:value-type="string">
            <text:p>igelavar</text:p>
          </table:table-cell>
          <table:table-cell office:value-type="string">
            <text:p>feuer</text:p>
          </table:table-cell>
          <table:table-cell/>
        </table:table-row>
        <table:table-row table:style-name="ro3">
          <table:table-cell office:value-type="string">
            <text:p>tornupto</text:p>
          </table:table-cell>
          <table:table-cell office:value-type="string">
            <text:p>feuer</text:p>
          </table:table-cell>
          <table:table-cell/>
        </table:table-row>
        <table:table-row table:style-name="ro3">
          <table:table-cell office:value-type="string">
            <text:p>karnimani</text:p>
          </table:table-cell>
          <table:table-cell office:value-type="string">
            <text:p>wasser</text:p>
          </table:table-cell>
          <table:table-cell/>
        </table:table-row>
        <table:table-row table:style-name="ro3">
          <table:table-cell office:value-type="string">
            <text:p>tyracroc</text:p>
          </table:table-cell>
          <table:table-cell office:value-type="string">
            <text:p>wasser</text:p>
          </table:table-cell>
          <table:table-cell/>
        </table:table-row>
        <table:table-row table:style-name="ro3">
          <table:table-cell office:value-type="string">
            <text:p>impergator</text:p>
          </table:table-cell>
          <table:table-cell office:value-type="string">
            <text:p>wasser</text:p>
          </table:table-cell>
          <table:table-cell/>
        </table:table-row>
        <table:table-row table:style-name="ro3">
          <table:table-cell office:value-type="string">
            <text:p>wiesor</text:p>
          </table:table-cell>
          <table:table-cell office:value-type="string">
            <text:p>normal</text:p>
          </table:table-cell>
          <table:table-cell/>
        </table:table-row>
        <table:table-row table:style-name="ro3">
          <table:table-cell office:value-type="string">
            <text:p>wiesenior</text:p>
          </table:table-cell>
          <table:table-cell office:value-type="string">
            <text:p>normal</text:p>
          </table:table-cell>
          <table:table-cell/>
        </table:table-row>
        <table:table-row table:style-name="ro3">
          <table:table-cell office:value-type="string">
            <text:p>hoothoot</text:p>
          </table:table-cell>
          <table:table-cell office:value-type="string">
            <text:p>normal</text:p>
          </table:table-cell>
          <table:table-cell office:value-type="string">
            <text:p>flug</text:p>
          </table:table-cell>
        </table:table-row>
        <table:table-row table:style-name="ro3">
          <table:table-cell office:value-type="string">
            <text:p>noctuh</text:p>
          </table:table-cell>
          <table:table-cell office:value-type="string">
            <text:p>normal</text:p>
          </table:table-cell>
          <table:table-cell office:value-type="string">
            <text:p>flug</text:p>
          </table:table-cell>
        </table:table-row>
        <table:table-row table:style-name="ro3">
          <table:table-cell office:value-type="string">
            <text:p>ledyba</text:p>
          </table:table-cell>
          <table:table-cell office:value-type="string">
            <text:p>käfer</text:p>
          </table:table-cell>
          <table:table-cell office:value-type="string">
            <text:p>flug</text:p>
          </table:table-cell>
        </table:table-row>
        <table:table-row table:style-name="ro3">
          <table:table-cell office:value-type="string">
            <text:p>ledian</text:p>
          </table:table-cell>
          <table:table-cell office:value-type="string">
            <text:p>käfer</text:p>
          </table:table-cell>
          <table:table-cell office:value-type="string">
            <text:p>flug</text:p>
          </table:table-cell>
        </table:table-row>
        <table:table-row table:style-name="ro3">
          <table:table-cell office:value-type="string">
            <text:p>webarak</text:p>
          </table:table-cell>
          <table:table-cell office:value-type="string">
            <text:p>käfer</text:p>
          </table:table-cell>
          <table:table-cell office:value-type="string">
            <text:p>gift</text:p>
          </table:table-cell>
        </table:table-row>
        <table:table-row table:style-name="ro3">
          <table:table-cell office:value-type="string">
            <text:p>ariados</text:p>
          </table:table-cell>
          <table:table-cell office:value-type="string">
            <text:p>käfer</text:p>
          </table:table-cell>
          <table:table-cell office:value-type="string">
            <text:p>gift</text:p>
          </table:table-cell>
        </table:table-row>
        <table:table-row table:style-name="ro3">
          <table:table-cell office:value-type="string">
            <text:p>iksbat</text:p>
          </table:table-cell>
          <table:table-cell office:value-type="string">
            <text:p>gift</text:p>
          </table:table-cell>
          <table:table-cell office:value-type="string">
            <text:p>flug</text:p>
          </table:table-cell>
        </table:table-row>
        <table:table-row table:style-name="ro3">
          <table:table-cell office:value-type="string">
            <text:p>lampi</text:p>
          </table:table-cell>
          <table:table-cell office:value-type="string">
            <text:p>wasser</text:p>
          </table:table-cell>
          <table:table-cell office:value-type="string">
            <text:p>elektro</text:p>
          </table:table-cell>
        </table:table-row>
        <table:table-row table:style-name="ro3">
          <table:table-cell office:value-type="string">
            <text:p>lanturn</text:p>
          </table:table-cell>
          <table:table-cell office:value-type="string">
            <text:p>wasser</text:p>
          </table:table-cell>
          <table:table-cell office:value-type="string">
            <text:p>elektro</text:p>
          </table:table-cell>
        </table:table-row>
        <table:table-row table:style-name="ro3">
          <table:table-cell office:value-type="string">
            <text:p>pichu</text:p>
          </table:table-cell>
          <table:table-cell office:value-type="string">
            <text:p>elektro</text:p>
          </table:table-cell>
          <table:table-cell/>
        </table:table-row>
        <table:table-row table:style-name="ro3">
          <table:table-cell office:value-type="string">
            <text:p>pii</text:p>
          </table:table-cell>
          <table:table-cell office:value-type="string">
            <text:p>fee</text:p>
          </table:table-cell>
          <table:table-cell/>
        </table:table-row>
        <table:table-row table:style-name="ro3">
          <table:table-cell office:value-type="string">
            <text:p>fluffeluff</text:p>
          </table:table-cell>
          <table:table-cell office:value-type="string">
            <text:p>normal</text:p>
          </table:table-cell>
          <table:table-cell office:value-type="string">
            <text:p>fee</text:p>
          </table:table-cell>
        </table:table-row>
        <table:table-row table:style-name="ro3">
          <table:table-cell office:value-type="string">
            <text:p>togepi</text:p>
          </table:table-cell>
          <table:table-cell office:value-type="string">
            <text:p>fee</text:p>
          </table:table-cell>
          <table:table-cell/>
        </table:table-row>
        <table:table-row table:style-name="ro3">
          <table:table-cell office:value-type="string">
            <text:p>togetic</text:p>
          </table:table-cell>
          <table:table-cell office:value-type="string">
            <text:p>fee</text:p>
          </table:table-cell>
          <table:table-cell office:value-type="string">
            <text:p>flug</text:p>
          </table:table-cell>
        </table:table-row>
        <table:table-row table:style-name="ro3">
          <table:table-cell office:value-type="string">
            <text:p>natu</text:p>
          </table:table-cell>
          <table:table-cell office:value-type="string">
            <text:p>psycho</text:p>
          </table:table-cell>
          <table:table-cell office:value-type="string">
            <text:p>flug</text:p>
          </table:table-cell>
        </table:table-row>
        <table:table-row table:style-name="ro3">
          <table:table-cell office:value-type="string">
            <text:p>xatu</text:p>
          </table:table-cell>
          <table:table-cell office:value-type="string">
            <text:p>psycho</text:p>
          </table:table-cell>
          <table:table-cell office:value-type="string">
            <text:p>flug</text:p>
          </table:table-cell>
        </table:table-row>
        <table:table-row table:style-name="ro3">
          <table:table-cell office:value-type="string">
            <text:p>voltilamm</text:p>
          </table:table-cell>
          <table:table-cell office:value-type="string">
            <text:p>elektro</text:p>
          </table:table-cell>
          <table:table-cell/>
        </table:table-row>
        <table:table-row table:style-name="ro3">
          <table:table-cell office:value-type="string">
            <text:p>waaty</text:p>
          </table:table-cell>
          <table:table-cell office:value-type="string">
            <text:p>elektro</text:p>
          </table:table-cell>
          <table:table-cell/>
        </table:table-row>
        <table:table-row table:style-name="ro3">
          <table:table-cell office:value-type="string">
            <text:p>ampharos</text:p>
          </table:table-cell>
          <table:table-cell office:value-type="string">
            <text:p>elektro</text:p>
          </table:table-cell>
          <table:table-cell/>
        </table:table-row>
        <table:table-row table:style-name="ro3">
          <table:table-cell office:value-type="string">
            <text:p>blubella</text:p>
          </table:table-cell>
          <table:table-cell office:value-type="string">
            <text:p>pflanze</text:p>
          </table:table-cell>
          <table:table-cell/>
        </table:table-row>
        <table:table-row table:style-name="ro3">
          <table:table-cell office:value-type="string">
            <text:p>marill</text:p>
          </table:table-cell>
          <table:table-cell office:value-type="string">
            <text:p>wasser</text:p>
          </table:table-cell>
          <table:table-cell office:value-type="string">
            <text:p>fee</text:p>
          </table:table-cell>
        </table:table-row>
        <table:table-row table:style-name="ro3">
          <table:table-cell office:value-type="string">
            <text:p>azumarill</text:p>
          </table:table-cell>
          <table:table-cell office:value-type="string">
            <text:p>wasser</text:p>
          </table:table-cell>
          <table:table-cell office:value-type="string">
            <text:p>fee</text:p>
          </table:table-cell>
        </table:table-row>
        <table:table-row table:style-name="ro3">
          <table:table-cell office:value-type="string">
            <text:p>mogelbaum</text:p>
          </table:table-cell>
          <table:table-cell office:value-type="string">
            <text:p>gestein</text:p>
          </table:table-cell>
          <table:table-cell/>
        </table:table-row>
        <table:table-row table:style-name="ro3">
          <table:table-cell office:value-type="string">
            <text:p>quaxo</text:p>
          </table:table-cell>
          <table:table-cell office:value-type="string">
            <text:p>wasser</text:p>
          </table:table-cell>
          <table:table-cell/>
        </table:table-row>
        <table:table-row table:style-name="ro3">
          <table:table-cell office:value-type="string">
            <text:p>hoppspross</text:p>
          </table:table-cell>
          <table:table-cell office:value-type="string">
            <text:p>pflanze</text:p>
          </table:table-cell>
          <table:table-cell office:value-type="string">
            <text:p>flug</text:p>
          </table:table-cell>
        </table:table-row>
        <table:table-row table:style-name="ro3">
          <table:table-cell office:value-type="string">
            <text:p>hubelupf</text:p>
          </table:table-cell>
          <table:table-cell office:value-type="string">
            <text:p>pflanze</text:p>
          </table:table-cell>
          <table:table-cell office:value-type="string">
            <text:p>flug</text:p>
          </table:table-cell>
        </table:table-row>
        <table:table-row table:style-name="ro3">
          <table:table-cell office:value-type="string">
            <text:p>papungha</text:p>
          </table:table-cell>
          <table:table-cell office:value-type="string">
            <text:p>pflanze</text:p>
          </table:table-cell>
          <table:table-cell office:value-type="string">
            <text:p>flug</text:p>
          </table:table-cell>
        </table:table-row>
        <table:table-row table:style-name="ro3">
          <table:table-cell office:value-type="string">
            <text:p>griffel</text:p>
          </table:table-cell>
          <table:table-cell office:value-type="string">
            <text:p>normal</text:p>
          </table:table-cell>
          <table:table-cell/>
        </table:table-row>
        <table:table-row table:style-name="ro3">
          <table:table-cell office:value-type="string">
            <text:p>sonnkern</text:p>
          </table:table-cell>
          <table:table-cell office:value-type="string">
            <text:p>pflanze</text:p>
          </table:table-cell>
          <table:table-cell/>
        </table:table-row>
        <table:table-row table:style-name="ro3">
          <table:table-cell office:value-type="string">
            <text:p>sonnflora</text:p>
          </table:table-cell>
          <table:table-cell office:value-type="string">
            <text:p>pflanze</text:p>
          </table:table-cell>
          <table:table-cell/>
        </table:table-row>
        <table:table-row table:style-name="ro3">
          <table:table-cell office:value-type="string">
            <text:p>yanma</text:p>
          </table:table-cell>
          <table:table-cell office:value-type="string">
            <text:p>käfer</text:p>
          </table:table-cell>
          <table:table-cell office:value-type="string">
            <text:p>flug</text:p>
          </table:table-cell>
        </table:table-row>
        <table:table-row table:style-name="ro3">
          <table:table-cell office:value-type="string">
            <text:p>felino </text:p>
          </table:table-cell>
          <table:table-cell office:value-type="string">
            <text:p>wasser</text:p>
          </table:table-cell>
          <table:table-cell office:value-type="string">
            <text:p>boden</text:p>
          </table:table-cell>
        </table:table-row>
        <table:table-row table:style-name="ro3">
          <table:table-cell office:value-type="string">
            <text:p>morlord</text:p>
          </table:table-cell>
          <table:table-cell office:value-type="string">
            <text:p>wasser</text:p>
          </table:table-cell>
          <table:table-cell office:value-type="string">
            <text:p>boden</text:p>
          </table:table-cell>
        </table:table-row>
        <table:table-row table:style-name="ro3">
          <table:table-cell office:value-type="string">
            <text:p>psiana</text:p>
          </table:table-cell>
          <table:table-cell office:value-type="string">
            <text:p>psycho</text:p>
          </table:table-cell>
          <table:table-cell/>
        </table:table-row>
        <table:table-row table:style-name="ro3">
          <table:table-cell office:value-type="string">
            <text:p>nachtara</text:p>
          </table:table-cell>
          <table:table-cell office:value-type="string">
            <text:p>unlicht</text:p>
          </table:table-cell>
          <table:table-cell/>
        </table:table-row>
        <table:table-row table:style-name="ro3">
          <table:table-cell office:value-type="string">
            <text:p>kramurx</text:p>
          </table:table-cell>
          <table:table-cell office:value-type="string">
            <text:p>unlicht</text:p>
          </table:table-cell>
          <table:table-cell office:value-type="string">
            <text:p>flug</text:p>
          </table:table-cell>
        </table:table-row>
        <table:table-row table:style-name="ro3">
          <table:table-cell office:value-type="string">
            <text:p>laschoking</text:p>
          </table:table-cell>
          <table:table-cell office:value-type="string">
            <text:p>wasser</text:p>
          </table:table-cell>
          <table:table-cell office:value-type="string">
            <text:p>psycho</text:p>
          </table:table-cell>
        </table:table-row>
        <table:table-row table:style-name="ro3">
          <table:table-cell office:value-type="string">
            <text:p>traunfugil</text:p>
          </table:table-cell>
          <table:table-cell office:value-type="string">
            <text:p>geist</text:p>
          </table:table-cell>
          <table:table-cell/>
        </table:table-row>
        <table:table-row table:style-name="ro3">
          <table:table-cell office:value-type="string">
            <text:p>icognito</text:p>
          </table:table-cell>
          <table:table-cell office:value-type="string">
            <text:p>psycho</text:p>
          </table:table-cell>
          <table:table-cell/>
        </table:table-row>
        <table:table-row table:style-name="ro3">
          <table:table-cell office:value-type="string">
            <text:p>woingenau</text:p>
          </table:table-cell>
          <table:table-cell office:value-type="string">
            <text:p>psycho</text:p>
          </table:table-cell>
          <table:table-cell/>
        </table:table-row>
        <table:table-row table:style-name="ro3">
          <table:table-cell office:value-type="string">
            <text:p>girafarig</text:p>
          </table:table-cell>
          <table:table-cell office:value-type="string">
            <text:p>normal</text:p>
          </table:table-cell>
          <table:table-cell office:value-type="string">
            <text:p>psycho</text:p>
          </table:table-cell>
        </table:table-row>
        <table:table-row table:style-name="ro3">
          <table:table-cell office:value-type="string">
            <text:p>tannza</text:p>
          </table:table-cell>
          <table:table-cell office:value-type="string">
            <text:p>käfer</text:p>
          </table:table-cell>
          <table:table-cell/>
        </table:table-row>
        <table:table-row table:style-name="ro3">
          <table:table-cell office:value-type="string">
            <text:p>forstellka</text:p>
          </table:table-cell>
          <table:table-cell office:value-type="string">
            <text:p>käfer</text:p>
          </table:table-cell>
          <table:table-cell office:value-type="string">
            <text:p>stahl</text:p>
          </table:table-cell>
        </table:table-row>
        <table:table-row table:style-name="ro3">
          <table:table-cell office:value-type="string">
            <text:p>dummisel</text:p>
          </table:table-cell>
          <table:table-cell office:value-type="string">
            <text:p>normal</text:p>
          </table:table-cell>
          <table:table-cell/>
        </table:table-row>
        <table:table-row table:style-name="ro3">
          <table:table-cell office:value-type="string">
            <text:p>skorgla</text:p>
          </table:table-cell>
          <table:table-cell office:value-type="string">
            <text:p>boden</text:p>
          </table:table-cell>
          <table:table-cell office:value-type="string">
            <text:p>flug</text:p>
          </table:table-cell>
        </table:table-row>
        <table:table-row table:style-name="ro3">
          <table:table-cell office:value-type="string">
            <text:p>stahlos</text:p>
          </table:table-cell>
          <table:table-cell office:value-type="string">
            <text:p>boden</text:p>
          </table:table-cell>
          <table:table-cell office:value-type="string">
            <text:p>stahl</text:p>
          </table:table-cell>
        </table:table-row>
        <table:table-row table:style-name="ro3">
          <table:table-cell office:value-type="string">
            <text:p>snubbull</text:p>
          </table:table-cell>
          <table:table-cell office:value-type="string">
            <text:p>fee</text:p>
          </table:table-cell>
          <table:table-cell/>
        </table:table-row>
        <table:table-row table:style-name="ro3">
          <table:table-cell office:value-type="string">
            <text:p>granbull</text:p>
          </table:table-cell>
          <table:table-cell office:value-type="string">
            <text:p>fee</text:p>
          </table:table-cell>
          <table:table-cell/>
        </table:table-row>
        <table:table-row table:style-name="ro3">
          <table:table-cell office:value-type="string">
            <text:p>baldorfisch</text:p>
          </table:table-cell>
          <table:table-cell office:value-type="string">
            <text:p>wasser</text:p>
          </table:table-cell>
          <table:table-cell office:value-type="string">
            <text:p>gift</text:p>
          </table:table-cell>
        </table:table-row>
        <table:table-row table:style-name="ro3">
          <table:table-cell office:value-type="string">
            <text:p>scherox</text:p>
          </table:table-cell>
          <table:table-cell office:value-type="string">
            <text:p>käfer</text:p>
          </table:table-cell>
          <table:table-cell office:value-type="string">
            <text:p>stahl</text:p>
          </table:table-cell>
        </table:table-row>
        <table:table-row table:style-name="ro3">
          <table:table-cell office:value-type="string">
            <text:p>pottrott</text:p>
          </table:table-cell>
          <table:table-cell office:value-type="string">
            <text:p>käfer</text:p>
          </table:table-cell>
          <table:table-cell office:value-type="string">
            <text:p>gestein</text:p>
          </table:table-cell>
        </table:table-row>
        <table:table-row table:style-name="ro3">
          <table:table-cell office:value-type="string">
            <text:p>skaraborn</text:p>
          </table:table-cell>
          <table:table-cell office:value-type="string">
            <text:p>käfer</text:p>
          </table:table-cell>
          <table:table-cell office:value-type="string">
            <text:p>kampf</text:p>
          </table:table-cell>
        </table:table-row>
        <table:table-row table:style-name="ro3">
          <table:table-cell office:value-type="string">
            <text:p>sniebel</text:p>
          </table:table-cell>
          <table:table-cell office:value-type="string">
            <text:p>unlicht</text:p>
          </table:table-cell>
          <table:table-cell office:value-type="string">
            <text:p>eis</text:p>
          </table:table-cell>
        </table:table-row>
        <table:table-row table:style-name="ro3">
          <table:table-cell office:value-type="string">
            <text:p>teddiursa</text:p>
          </table:table-cell>
          <table:table-cell office:value-type="string">
            <text:p>normal</text:p>
          </table:table-cell>
          <table:table-cell/>
        </table:table-row>
        <table:table-row table:style-name="ro3">
          <table:table-cell office:value-type="string">
            <text:p>ursaring</text:p>
          </table:table-cell>
          <table:table-cell office:value-type="string">
            <text:p>normal</text:p>
          </table:table-cell>
          <table:table-cell/>
        </table:table-row>
        <table:table-row table:style-name="ro3">
          <table:table-cell office:value-type="string">
            <text:p>schneckmag</text:p>
          </table:table-cell>
          <table:table-cell office:value-type="string">
            <text:p>feuer</text:p>
          </table:table-cell>
          <table:table-cell/>
        </table:table-row>
        <table:table-row table:style-name="ro3">
          <table:table-cell office:value-type="string">
            <text:p>magcargo</text:p>
          </table:table-cell>
          <table:table-cell office:value-type="string">
            <text:p>feuer</text:p>
          </table:table-cell>
          <table:table-cell office:value-type="string">
            <text:p>gestein</text:p>
          </table:table-cell>
        </table:table-row>
        <table:table-row table:style-name="ro3">
          <table:table-cell office:value-type="string">
            <text:p>quiekel</text:p>
          </table:table-cell>
          <table:table-cell office:value-type="string">
            <text:p>eis</text:p>
          </table:table-cell>
          <table:table-cell office:value-type="string">
            <text:p>boden</text:p>
          </table:table-cell>
        </table:table-row>
        <table:table-row table:style-name="ro3">
          <table:table-cell office:value-type="string">
            <text:p>keifel</text:p>
          </table:table-cell>
          <table:table-cell office:value-type="string">
            <text:p>eis</text:p>
          </table:table-cell>
          <table:table-cell office:value-type="string">
            <text:p>boden</text:p>
          </table:table-cell>
        </table:table-row>
        <table:table-row table:style-name="ro3">
          <table:table-cell office:value-type="string">
            <text:p>corasonn</text:p>
          </table:table-cell>
          <table:table-cell office:value-type="string">
            <text:p>wasser</text:p>
          </table:table-cell>
          <table:table-cell office:value-type="string">
            <text:p>gestein</text:p>
          </table:table-cell>
        </table:table-row>
        <table:table-row table:style-name="ro3">
          <table:table-cell office:value-type="string">
            <text:p>remoraid</text:p>
          </table:table-cell>
          <table:table-cell office:value-type="string">
            <text:p>wasser</text:p>
          </table:table-cell>
          <table:table-cell/>
        </table:table-row>
        <table:table-row table:style-name="ro3">
          <table:table-cell office:value-type="string">
            <text:p>octillery</text:p>
          </table:table-cell>
          <table:table-cell office:value-type="string">
            <text:p>wasser</text:p>
          </table:table-cell>
          <table:table-cell/>
        </table:table-row>
        <table:table-row table:style-name="ro3">
          <table:table-cell office:value-type="string">
            <text:p>botogel</text:p>
          </table:table-cell>
          <table:table-cell office:value-type="string">
            <text:p>eis</text:p>
          </table:table-cell>
          <table:table-cell office:value-type="string">
            <text:p>flug</text:p>
          </table:table-cell>
        </table:table-row>
        <table:table-row table:style-name="ro3">
          <table:table-cell office:value-type="string">
            <text:p>mantax</text:p>
          </table:table-cell>
          <table:table-cell office:value-type="string">
            <text:p>wasser</text:p>
          </table:table-cell>
          <table:table-cell office:value-type="string">
            <text:p>flug</text:p>
          </table:table-cell>
        </table:table-row>
        <table:table-row table:style-name="ro3">
          <table:table-cell office:value-type="string">
            <text:p>panzaeron</text:p>
          </table:table-cell>
          <table:table-cell office:value-type="string">
            <text:p>stahl</text:p>
          </table:table-cell>
          <table:table-cell office:value-type="string">
            <text:p>flug</text:p>
          </table:table-cell>
        </table:table-row>
        <table:table-row table:style-name="ro3">
          <table:table-cell office:value-type="string">
            <text:p>hunduster</text:p>
          </table:table-cell>
          <table:table-cell office:value-type="string">
            <text:p>feuer</text:p>
          </table:table-cell>
          <table:table-cell office:value-type="string">
            <text:p>unlicht</text:p>
          </table:table-cell>
        </table:table-row>
        <table:table-row table:style-name="ro3">
          <table:table-cell office:value-type="string">
            <text:p>hundemon</text:p>
          </table:table-cell>
          <table:table-cell office:value-type="string">
            <text:p>feuer</text:p>
          </table:table-cell>
          <table:table-cell office:value-type="string">
            <text:p>unlicht</text:p>
          </table:table-cell>
        </table:table-row>
        <table:table-row table:style-name="ro3">
          <table:table-cell office:value-type="string">
            <text:p>seedraking</text:p>
          </table:table-cell>
          <table:table-cell office:value-type="string">
            <text:p>wasser</text:p>
          </table:table-cell>
          <table:table-cell office:value-type="string">
            <text:p>drache</text:p>
          </table:table-cell>
        </table:table-row>
        <table:table-row table:style-name="ro3">
          <table:table-cell office:value-type="string">
            <text:p>phanpy</text:p>
          </table:table-cell>
          <table:table-cell office:value-type="string">
            <text:p>boden</text:p>
          </table:table-cell>
          <table:table-cell/>
        </table:table-row>
        <table:table-row table:style-name="ro3">
          <table:table-cell office:value-type="string">
            <text:p>donphan</text:p>
          </table:table-cell>
          <table:table-cell office:value-type="string">
            <text:p>boden</text:p>
          </table:table-cell>
          <table:table-cell/>
        </table:table-row>
        <table:table-row table:style-name="ro2">
          <table:table-cell office:value-type="string">
            <text:p>porygon2</text:p>
          </table:table-cell>
          <table:table-cell office:value-type="string">
            <text:p>normal</text:p>
          </table:table-cell>
          <table:table-cell/>
        </table:table-row>
        <table:table-row table:style-name="ro3">
          <table:table-cell office:value-type="string">
            <text:p>damhirplex</text:p>
          </table:table-cell>
          <table:table-cell office:value-type="string">
            <text:p>normal</text:p>
          </table:table-cell>
          <table:table-cell/>
        </table:table-row>
        <table:table-row table:style-name="ro3">
          <table:table-cell office:value-type="string">
            <text:p>farbeagle</text:p>
          </table:table-cell>
          <table:table-cell office:value-type="string">
            <text:p>normal</text:p>
          </table:table-cell>
          <table:table-cell/>
        </table:table-row>
        <table:table-row table:style-name="ro3">
          <table:table-cell office:value-type="string">
            <text:p>rabauz</text:p>
          </table:table-cell>
          <table:table-cell office:value-type="string">
            <text:p>kampf</text:p>
          </table:table-cell>
          <table:table-cell/>
        </table:table-row>
        <table:table-row table:style-name="ro3">
          <table:table-cell office:value-type="string">
            <text:p>kapoera</text:p>
          </table:table-cell>
          <table:table-cell office:value-type="string">
            <text:p>kampf</text:p>
          </table:table-cell>
          <table:table-cell/>
        </table:table-row>
        <table:table-row table:style-name="ro3">
          <table:table-cell office:value-type="string">
            <text:p>kussilla</text:p>
          </table:table-cell>
          <table:table-cell office:value-type="string">
            <text:p>eis</text:p>
          </table:table-cell>
          <table:table-cell office:value-type="string">
            <text:p>psycho</text:p>
          </table:table-cell>
        </table:table-row>
        <table:table-row table:style-name="ro3">
          <table:table-cell office:value-type="string">
            <text:p>elekid</text:p>
          </table:table-cell>
          <table:table-cell office:value-type="string">
            <text:p>elektro</text:p>
          </table:table-cell>
          <table:table-cell/>
        </table:table-row>
        <table:table-row table:style-name="ro3">
          <table:table-cell office:value-type="string">
            <text:p>magby</text:p>
          </table:table-cell>
          <table:table-cell office:value-type="string">
            <text:p>feuer</text:p>
          </table:table-cell>
          <table:table-cell/>
        </table:table-row>
        <table:table-row table:style-name="ro3">
          <table:table-cell office:value-type="string">
            <text:p>miltank</text:p>
          </table:table-cell>
          <table:table-cell office:value-type="string">
            <text:p>normal</text:p>
          </table:table-cell>
          <table:table-cell/>
        </table:table-row>
        <table:table-row table:style-name="ro3">
          <table:table-cell office:value-type="string">
            <text:p>heiteira</text:p>
          </table:table-cell>
          <table:table-cell office:value-type="string">
            <text:p>normal</text:p>
          </table:table-cell>
          <table:table-cell/>
        </table:table-row>
        <table:table-row table:style-name="ro3">
          <table:table-cell office:value-type="string">
            <text:p>raikou</text:p>
          </table:table-cell>
          <table:table-cell office:value-type="string">
            <text:p>elektro</text:p>
          </table:table-cell>
          <table:table-cell/>
        </table:table-row>
        <table:table-row table:style-name="ro3">
          <table:table-cell office:value-type="string">
            <text:p>entei</text:p>
          </table:table-cell>
          <table:table-cell office:value-type="string">
            <text:p>feuer</text:p>
          </table:table-cell>
          <table:table-cell/>
        </table:table-row>
        <table:table-row table:style-name="ro3">
          <table:table-cell office:value-type="string">
            <text:p>suicune</text:p>
          </table:table-cell>
          <table:table-cell office:value-type="string">
            <text:p>wasser</text:p>
          </table:table-cell>
          <table:table-cell/>
        </table:table-row>
        <table:table-row table:style-name="ro3">
          <table:table-cell office:value-type="string">
            <text:p>larvitar</text:p>
          </table:table-cell>
          <table:table-cell office:value-type="string">
            <text:p>gestein</text:p>
          </table:table-cell>
          <table:table-cell office:value-type="string">
            <text:p>boden</text:p>
          </table:table-cell>
        </table:table-row>
        <table:table-row table:style-name="ro3">
          <table:table-cell office:value-type="string">
            <text:p>pupitar</text:p>
          </table:table-cell>
          <table:table-cell office:value-type="string">
            <text:p>gestein</text:p>
          </table:table-cell>
          <table:table-cell office:value-type="string">
            <text:p>boden</text:p>
          </table:table-cell>
        </table:table-row>
        <table:table-row table:style-name="ro3">
          <table:table-cell office:value-type="string">
            <text:p>despotar</text:p>
          </table:table-cell>
          <table:table-cell office:value-type="string">
            <text:p>gestein</text:p>
          </table:table-cell>
          <table:table-cell office:value-type="string">
            <text:p>boden</text:p>
          </table:table-cell>
        </table:table-row>
        <table:table-row table:style-name="ro3">
          <table:table-cell office:value-type="string">
            <text:p>lugia</text:p>
          </table:table-cell>
          <table:table-cell office:value-type="string">
            <text:p>psycho</text:p>
          </table:table-cell>
          <table:table-cell office:value-type="string">
            <text:p>flug</text:p>
          </table:table-cell>
        </table:table-row>
        <table:table-row table:style-name="ro3">
          <table:table-cell office:value-type="string">
            <text:p>ho-oh </text:p>
          </table:table-cell>
          <table:table-cell office:value-type="string">
            <text:p>feuer</text:p>
          </table:table-cell>
          <table:table-cell office:value-type="string">
            <text:p>flug</text:p>
          </table:table-cell>
        </table:table-row>
        <table:table-row table:style-name="ro3">
          <table:table-cell office:value-type="string">
            <text:p>celebi</text:p>
          </table:table-cell>
          <table:table-cell office:value-type="string">
            <text:p>pflanze</text:p>
          </table:table-cell>
          <table:table-cell office:value-type="string">
            <text:p>psycho</text:p>
          </table:table-cell>
        </table:table-row>
        <table:table-row table:style-name="ro3">
          <table:table-cell office:value-type="string">
            <text:p>geckarbor</text:p>
          </table:table-cell>
          <table:table-cell office:value-type="string">
            <text:p>pflanze</text:p>
          </table:table-cell>
          <table:table-cell/>
        </table:table-row>
        <table:table-row table:style-name="ro3">
          <table:table-cell office:value-type="string">
            <text:p>reptain</text:p>
          </table:table-cell>
          <table:table-cell office:value-type="string">
            <text:p>pflanze</text:p>
          </table:table-cell>
          <table:table-cell/>
        </table:table-row>
        <table:table-row table:style-name="ro3">
          <table:table-cell office:value-type="string">
            <text:p>gewaldro</text:p>
          </table:table-cell>
          <table:table-cell office:value-type="string">
            <text:p>pflanze</text:p>
          </table:table-cell>
          <table:table-cell/>
        </table:table-row>
        <table:table-row table:style-name="ro3">
          <table:table-cell office:value-type="string">
            <text:p>flemmli</text:p>
          </table:table-cell>
          <table:table-cell office:value-type="string">
            <text:p>feuer</text:p>
          </table:table-cell>
          <table:table-cell/>
        </table:table-row>
        <table:table-row table:style-name="ro3">
          <table:table-cell office:value-type="string">
            <text:p>jungglut</text:p>
          </table:table-cell>
          <table:table-cell office:value-type="string">
            <text:p>feuer</text:p>
          </table:table-cell>
          <table:table-cell office:value-type="string">
            <text:p>kampf</text:p>
          </table:table-cell>
        </table:table-row>
        <table:table-row table:style-name="ro3">
          <table:table-cell office:value-type="string">
            <text:p>lohgock</text:p>
          </table:table-cell>
          <table:table-cell office:value-type="string">
            <text:p>feuer</text:p>
          </table:table-cell>
          <table:table-cell office:value-type="string">
            <text:p>kampf</text:p>
          </table:table-cell>
        </table:table-row>
        <table:table-row table:style-name="ro3">
          <table:table-cell office:value-type="string">
            <text:p>hydropi</text:p>
          </table:table-cell>
          <table:table-cell office:value-type="string">
            <text:p>wasser</text:p>
          </table:table-cell>
          <table:table-cell/>
        </table:table-row>
        <table:table-row table:style-name="ro3">
          <table:table-cell office:value-type="string">
            <text:p>morrabbel</text:p>
          </table:table-cell>
          <table:table-cell office:value-type="string">
            <text:p>wasser</text:p>
          </table:table-cell>
          <table:table-cell office:value-type="string">
            <text:p>boden</text:p>
          </table:table-cell>
        </table:table-row>
        <table:table-row table:style-name="ro3">
          <table:table-cell office:value-type="string">
            <text:p>sumpex</text:p>
          </table:table-cell>
          <table:table-cell office:value-type="string">
            <text:p>wasser</text:p>
          </table:table-cell>
          <table:table-cell office:value-type="string">
            <text:p>boden</text:p>
          </table:table-cell>
        </table:table-row>
        <table:table-row table:style-name="ro3">
          <table:table-cell office:value-type="string">
            <text:p>fiffyen</text:p>
          </table:table-cell>
          <table:table-cell office:value-type="string">
            <text:p>unlicht</text:p>
          </table:table-cell>
          <table:table-cell/>
        </table:table-row>
        <table:table-row table:style-name="ro3">
          <table:table-cell office:value-type="string">
            <text:p>magnayen</text:p>
          </table:table-cell>
          <table:table-cell office:value-type="string">
            <text:p>unlicht</text:p>
          </table:table-cell>
          <table:table-cell/>
        </table:table-row>
        <table:table-row table:style-name="ro3">
          <table:table-cell office:value-type="string">
            <text:p>zigzachs</text:p>
          </table:table-cell>
          <table:table-cell office:value-type="string">
            <text:p>normal</text:p>
          </table:table-cell>
          <table:table-cell/>
        </table:table-row>
        <table:table-row table:style-name="ro3">
          <table:table-cell office:value-type="string">
            <text:p>geradachs</text:p>
          </table:table-cell>
          <table:table-cell office:value-type="string">
            <text:p>normal</text:p>
          </table:table-cell>
          <table:table-cell/>
        </table:table-row>
        <table:table-row table:style-name="ro3">
          <table:table-cell office:value-type="string">
            <text:p>waumpel</text:p>
          </table:table-cell>
          <table:table-cell office:value-type="string">
            <text:p>käfer</text:p>
          </table:table-cell>
          <table:table-cell/>
        </table:table-row>
        <table:table-row table:style-name="ro3">
          <table:table-cell office:value-type="string">
            <text:p>schaloko</text:p>
          </table:table-cell>
          <table:table-cell office:value-type="string">
            <text:p>käfer</text:p>
          </table:table-cell>
          <table:table-cell/>
        </table:table-row>
        <table:table-row table:style-name="ro3">
          <table:table-cell office:value-type="string">
            <text:p>papinella</text:p>
          </table:table-cell>
          <table:table-cell office:value-type="string">
            <text:p>käfer</text:p>
          </table:table-cell>
          <table:table-cell office:value-type="string">
            <text:p>flug</text:p>
          </table:table-cell>
        </table:table-row>
        <table:table-row table:style-name="ro3">
          <table:table-cell office:value-type="string">
            <text:p>panekon</text:p>
          </table:table-cell>
          <table:table-cell office:value-type="string">
            <text:p>käfer</text:p>
          </table:table-cell>
          <table:table-cell/>
        </table:table-row>
        <table:table-row table:style-name="ro3">
          <table:table-cell office:value-type="string">
            <text:p>pudox</text:p>
          </table:table-cell>
          <table:table-cell office:value-type="string">
            <text:p>käfer</text:p>
          </table:table-cell>
          <table:table-cell office:value-type="string">
            <text:p>gift</text:p>
          </table:table-cell>
        </table:table-row>
        <table:table-row table:style-name="ro3">
          <table:table-cell office:value-type="string">
            <text:p>loturzel</text:p>
          </table:table-cell>
          <table:table-cell office:value-type="string">
            <text:p>wasser</text:p>
          </table:table-cell>
          <table:table-cell office:value-type="string">
            <text:p>pflanze</text:p>
          </table:table-cell>
        </table:table-row>
        <table:table-row table:style-name="ro3">
          <table:table-cell office:value-type="string">
            <text:p>lombrero</text:p>
          </table:table-cell>
          <table:table-cell office:value-type="string">
            <text:p>wasser</text:p>
          </table:table-cell>
          <table:table-cell office:value-type="string">
            <text:p>pflanze</text:p>
          </table:table-cell>
        </table:table-row>
        <table:table-row table:style-name="ro3">
          <table:table-cell office:value-type="string">
            <text:p>kappalores</text:p>
          </table:table-cell>
          <table:table-cell office:value-type="string">
            <text:p>wasser</text:p>
          </table:table-cell>
          <table:table-cell office:value-type="string">
            <text:p>pflanze</text:p>
          </table:table-cell>
        </table:table-row>
        <table:table-row table:style-name="ro3">
          <table:table-cell office:value-type="string">
            <text:p>samurzel</text:p>
          </table:table-cell>
          <table:table-cell office:value-type="string">
            <text:p>pflanze</text:p>
          </table:table-cell>
          <table:table-cell/>
        </table:table-row>
        <table:table-row table:style-name="ro3">
          <table:table-cell office:value-type="string">
            <text:p>blanas</text:p>
          </table:table-cell>
          <table:table-cell office:value-type="string">
            <text:p>pflanze</text:p>
          </table:table-cell>
          <table:table-cell office:value-type="string">
            <text:p>unlicht</text:p>
          </table:table-cell>
        </table:table-row>
        <table:table-row table:style-name="ro3">
          <table:table-cell office:value-type="string">
            <text:p>tengulist</text:p>
          </table:table-cell>
          <table:table-cell office:value-type="string">
            <text:p>pflanze</text:p>
          </table:table-cell>
          <table:table-cell office:value-type="string">
            <text:p>unlicht</text:p>
          </table:table-cell>
        </table:table-row>
        <table:table-row table:style-name="ro3">
          <table:table-cell office:value-type="string">
            <text:p>schwalbini</text:p>
          </table:table-cell>
          <table:table-cell office:value-type="string">
            <text:p>normal</text:p>
          </table:table-cell>
          <table:table-cell office:value-type="string">
            <text:p>flug</text:p>
          </table:table-cell>
        </table:table-row>
        <table:table-row table:style-name="ro3">
          <table:table-cell office:value-type="string">
            <text:p>schwalboss</text:p>
          </table:table-cell>
          <table:table-cell office:value-type="string">
            <text:p>normal</text:p>
          </table:table-cell>
          <table:table-cell office:value-type="string">
            <text:p>flug</text:p>
          </table:table-cell>
        </table:table-row>
        <table:table-row table:style-name="ro3">
          <table:table-cell office:value-type="string">
            <text:p>wingull</text:p>
          </table:table-cell>
          <table:table-cell office:value-type="string">
            <text:p>wasser</text:p>
          </table:table-cell>
          <table:table-cell office:value-type="string">
            <text:p>flug</text:p>
          </table:table-cell>
        </table:table-row>
        <table:table-row table:style-name="ro3">
          <table:table-cell office:value-type="string">
            <text:p>pelipper</text:p>
          </table:table-cell>
          <table:table-cell office:value-type="string">
            <text:p>wasser</text:p>
          </table:table-cell>
          <table:table-cell office:value-type="string">
            <text:p>flug</text:p>
          </table:table-cell>
        </table:table-row>
        <table:table-row table:style-name="ro3">
          <table:table-cell office:value-type="string">
            <text:p>trasla</text:p>
          </table:table-cell>
          <table:table-cell office:value-type="string">
            <text:p>psycho</text:p>
          </table:table-cell>
          <table:table-cell office:value-type="string">
            <text:p>fee</text:p>
          </table:table-cell>
        </table:table-row>
        <table:table-row table:style-name="ro3">
          <table:table-cell office:value-type="string">
            <text:p>kirlia</text:p>
          </table:table-cell>
          <table:table-cell office:value-type="string">
            <text:p>psycho</text:p>
          </table:table-cell>
          <table:table-cell office:value-type="string">
            <text:p>fee</text:p>
          </table:table-cell>
        </table:table-row>
        <table:table-row table:style-name="ro3">
          <table:table-cell office:value-type="string">
            <text:p>guardevoir</text:p>
          </table:table-cell>
          <table:table-cell office:value-type="string">
            <text:p>psycho</text:p>
          </table:table-cell>
          <table:table-cell office:value-type="string">
            <text:p>fee</text:p>
          </table:table-cell>
        </table:table-row>
        <table:table-row table:style-name="ro3">
          <table:table-cell office:value-type="string">
            <text:p>gehweiher</text:p>
          </table:table-cell>
          <table:table-cell office:value-type="string">
            <text:p>käfer</text:p>
          </table:table-cell>
          <table:table-cell office:value-type="string">
            <text:p>wasser</text:p>
          </table:table-cell>
        </table:table-row>
        <table:table-row table:style-name="ro3">
          <table:table-cell office:value-type="string">
            <text:p>maskeregen</text:p>
          </table:table-cell>
          <table:table-cell office:value-type="string">
            <text:p>käfer</text:p>
          </table:table-cell>
          <table:table-cell office:value-type="string">
            <text:p>flug</text:p>
          </table:table-cell>
        </table:table-row>
        <table:table-row table:style-name="ro3">
          <table:table-cell office:value-type="string">
            <text:p>knilz</text:p>
          </table:table-cell>
          <table:table-cell office:value-type="string">
            <text:p>pflanze</text:p>
          </table:table-cell>
          <table:table-cell/>
        </table:table-row>
        <table:table-row table:style-name="ro3">
          <table:table-cell office:value-type="string">
            <text:p>kapilz</text:p>
          </table:table-cell>
          <table:table-cell office:value-type="string">
            <text:p>pflanze</text:p>
          </table:table-cell>
          <table:table-cell office:value-type="string">
            <text:p>kampf</text:p>
          </table:table-cell>
        </table:table-row>
        <table:table-row table:style-name="ro3">
          <table:table-cell office:value-type="string">
            <text:p>bummelz</text:p>
          </table:table-cell>
          <table:table-cell office:value-type="string">
            <text:p>normal</text:p>
          </table:table-cell>
          <table:table-cell/>
        </table:table-row>
        <table:table-row table:style-name="ro3">
          <table:table-cell office:value-type="string">
            <text:p>muntier</text:p>
          </table:table-cell>
          <table:table-cell office:value-type="string">
            <text:p>normal</text:p>
          </table:table-cell>
          <table:table-cell/>
        </table:table-row>
        <table:table-row table:style-name="ro3">
          <table:table-cell office:value-type="string">
            <text:p>letarking</text:p>
          </table:table-cell>
          <table:table-cell office:value-type="string">
            <text:p>normal</text:p>
          </table:table-cell>
          <table:table-cell/>
        </table:table-row>
        <table:table-row table:style-name="ro3">
          <table:table-cell office:value-type="string">
            <text:p>nincada</text:p>
          </table:table-cell>
          <table:table-cell office:value-type="string">
            <text:p>käfer</text:p>
          </table:table-cell>
          <table:table-cell office:value-type="string">
            <text:p>boden</text:p>
          </table:table-cell>
        </table:table-row>
        <table:table-row table:style-name="ro3">
          <table:table-cell office:value-type="string">
            <text:p>ninjask</text:p>
          </table:table-cell>
          <table:table-cell office:value-type="string">
            <text:p>käfer</text:p>
          </table:table-cell>
          <table:table-cell office:value-type="string">
            <text:p>flug</text:p>
          </table:table-cell>
        </table:table-row>
        <table:table-row table:style-name="ro3">
          <table:table-cell office:value-type="string">
            <text:p>ninjatom</text:p>
          </table:table-cell>
          <table:table-cell office:value-type="string">
            <text:p>käfer</text:p>
          </table:table-cell>
          <table:table-cell office:value-type="string">
            <text:p>geist</text:p>
          </table:table-cell>
        </table:table-row>
        <table:table-row table:style-name="ro3">
          <table:table-cell office:value-type="string">
            <text:p>flurmel</text:p>
          </table:table-cell>
          <table:table-cell office:value-type="string">
            <text:p>normal</text:p>
          </table:table-cell>
          <table:table-cell/>
        </table:table-row>
        <table:table-row table:style-name="ro3">
          <table:table-cell office:value-type="string">
            <text:p>krakeelo</text:p>
          </table:table-cell>
          <table:table-cell office:value-type="string">
            <text:p>normal</text:p>
          </table:table-cell>
          <table:table-cell/>
        </table:table-row>
        <table:table-row table:style-name="ro3">
          <table:table-cell office:value-type="string">
            <text:p>krawumms</text:p>
          </table:table-cell>
          <table:table-cell office:value-type="string">
            <text:p>normal</text:p>
          </table:table-cell>
          <table:table-cell/>
        </table:table-row>
        <table:table-row table:style-name="ro3">
          <table:table-cell office:value-type="string">
            <text:p>makuhita</text:p>
          </table:table-cell>
          <table:table-cell office:value-type="string">
            <text:p>kampf</text:p>
          </table:table-cell>
          <table:table-cell/>
        </table:table-row>
        <table:table-row table:style-name="ro3">
          <table:table-cell office:value-type="string">
            <text:p>hariyama</text:p>
          </table:table-cell>
          <table:table-cell office:value-type="string">
            <text:p>kampf</text:p>
          </table:table-cell>
          <table:table-cell/>
        </table:table-row>
        <table:table-row table:style-name="ro3">
          <table:table-cell office:value-type="string">
            <text:p>azurill</text:p>
          </table:table-cell>
          <table:table-cell office:value-type="string">
            <text:p>normal</text:p>
          </table:table-cell>
          <table:table-cell office:value-type="string">
            <text:p>fee</text:p>
          </table:table-cell>
        </table:table-row>
        <table:table-row table:style-name="ro3">
          <table:table-cell office:value-type="string">
            <text:p>nasgnet</text:p>
          </table:table-cell>
          <table:table-cell office:value-type="string">
            <text:p>gestein</text:p>
          </table:table-cell>
          <table:table-cell/>
        </table:table-row>
        <table:table-row table:style-name="ro3">
          <table:table-cell office:value-type="string">
            <text:p>eneco</text:p>
          </table:table-cell>
          <table:table-cell office:value-type="string">
            <text:p>normal</text:p>
          </table:table-cell>
          <table:table-cell/>
        </table:table-row>
        <table:table-row table:style-name="ro3">
          <table:table-cell office:value-type="string">
            <text:p>enekoro</text:p>
          </table:table-cell>
          <table:table-cell office:value-type="string">
            <text:p>normal</text:p>
          </table:table-cell>
          <table:table-cell/>
        </table:table-row>
        <table:table-row table:style-name="ro3">
          <table:table-cell office:value-type="string">
            <text:p>zobiris</text:p>
          </table:table-cell>
          <table:table-cell office:value-type="string">
            <text:p>unlicht</text:p>
          </table:table-cell>
          <table:table-cell office:value-type="string">
            <text:p>geist</text:p>
          </table:table-cell>
        </table:table-row>
        <table:table-row table:style-name="ro3">
          <table:table-cell office:value-type="string">
            <text:p>flunkifer</text:p>
          </table:table-cell>
          <table:table-cell office:value-type="string">
            <text:p>stahl</text:p>
          </table:table-cell>
          <table:table-cell office:value-type="string">
            <text:p>fee</text:p>
          </table:table-cell>
        </table:table-row>
        <table:table-row table:style-name="ro3">
          <table:table-cell office:value-type="string">
            <text:p>stollunior</text:p>
          </table:table-cell>
          <table:table-cell office:value-type="string">
            <text:p>stahl</text:p>
          </table:table-cell>
          <table:table-cell office:value-type="string">
            <text:p>gestein</text:p>
          </table:table-cell>
        </table:table-row>
        <table:table-row table:style-name="ro3">
          <table:table-cell office:value-type="string">
            <text:p>stollrak</text:p>
          </table:table-cell>
          <table:table-cell office:value-type="string">
            <text:p>stahl</text:p>
          </table:table-cell>
          <table:table-cell office:value-type="string">
            <text:p>gestein</text:p>
          </table:table-cell>
        </table:table-row>
        <table:table-row table:style-name="ro3">
          <table:table-cell office:value-type="string">
            <text:p>stolloss</text:p>
          </table:table-cell>
          <table:table-cell office:value-type="string">
            <text:p>stahl</text:p>
          </table:table-cell>
          <table:table-cell office:value-type="string">
            <text:p>gestein</text:p>
          </table:table-cell>
        </table:table-row>
        <table:table-row table:style-name="ro3">
          <table:table-cell office:value-type="string">
            <text:p>meditie</text:p>
          </table:table-cell>
          <table:table-cell office:value-type="string">
            <text:p>kampf</text:p>
          </table:table-cell>
          <table:table-cell office:value-type="string">
            <text:p>psycho</text:p>
          </table:table-cell>
        </table:table-row>
        <table:table-row table:style-name="ro3">
          <table:table-cell office:value-type="string">
            <text:p>meditalis</text:p>
          </table:table-cell>
          <table:table-cell office:value-type="string">
            <text:p>kampf</text:p>
          </table:table-cell>
          <table:table-cell office:value-type="string">
            <text:p>psycho</text:p>
          </table:table-cell>
        </table:table-row>
        <table:table-row table:style-name="ro3">
          <table:table-cell office:value-type="string">
            <text:p>frizelbliz</text:p>
          </table:table-cell>
          <table:table-cell office:value-type="string">
            <text:p>elektro</text:p>
          </table:table-cell>
          <table:table-cell/>
        </table:table-row>
        <table:table-row table:style-name="ro3">
          <table:table-cell office:value-type="string">
            <text:p>voltenso</text:p>
          </table:table-cell>
          <table:table-cell office:value-type="string">
            <text:p>elektro</text:p>
          </table:table-cell>
          <table:table-cell/>
        </table:table-row>
        <table:table-row table:style-name="ro3">
          <table:table-cell office:value-type="string">
            <text:p>plusle</text:p>
          </table:table-cell>
          <table:table-cell office:value-type="string">
            <text:p>elektro</text:p>
          </table:table-cell>
          <table:table-cell/>
        </table:table-row>
        <table:table-row table:style-name="ro3">
          <table:table-cell office:value-type="string">
            <text:p>minun</text:p>
          </table:table-cell>
          <table:table-cell office:value-type="string">
            <text:p>elektro</text:p>
          </table:table-cell>
          <table:table-cell/>
        </table:table-row>
        <table:table-row table:style-name="ro3">
          <table:table-cell office:value-type="string">
            <text:p>volbeat</text:p>
          </table:table-cell>
          <table:table-cell office:value-type="string">
            <text:p>käfer</text:p>
          </table:table-cell>
          <table:table-cell/>
        </table:table-row>
        <table:table-row table:style-name="ro3">
          <table:table-cell office:value-type="string">
            <text:p>illumise</text:p>
          </table:table-cell>
          <table:table-cell office:value-type="string">
            <text:p>käfer</text:p>
          </table:table-cell>
          <table:table-cell/>
        </table:table-row>
        <table:table-row table:style-name="ro3">
          <table:table-cell office:value-type="string">
            <text:p>roselia</text:p>
          </table:table-cell>
          <table:table-cell office:value-type="string">
            <text:p>pflanze</text:p>
          </table:table-cell>
          <table:table-cell office:value-type="string">
            <text:p>gift</text:p>
          </table:table-cell>
        </table:table-row>
        <table:table-row table:style-name="ro3">
          <table:table-cell office:value-type="string">
            <text:p>schluppuck</text:p>
          </table:table-cell>
          <table:table-cell office:value-type="string">
            <text:p>gift</text:p>
          </table:table-cell>
          <table:table-cell/>
        </table:table-row>
        <table:table-row table:style-name="ro3">
          <table:table-cell office:value-type="string">
            <text:p>schlukwech</text:p>
          </table:table-cell>
          <table:table-cell office:value-type="string">
            <text:p>gift</text:p>
          </table:table-cell>
          <table:table-cell/>
        </table:table-row>
        <table:table-row table:style-name="ro3">
          <table:table-cell office:value-type="string">
            <text:p>kanivanha</text:p>
          </table:table-cell>
          <table:table-cell office:value-type="string">
            <text:p>wasser</text:p>
          </table:table-cell>
          <table:table-cell office:value-type="string">
            <text:p>unlicht</text:p>
          </table:table-cell>
        </table:table-row>
        <table:table-row table:style-name="ro3">
          <table:table-cell office:value-type="string">
            <text:p>tohaido</text:p>
          </table:table-cell>
          <table:table-cell office:value-type="string">
            <text:p>wasser</text:p>
          </table:table-cell>
          <table:table-cell office:value-type="string">
            <text:p>unlicht</text:p>
          </table:table-cell>
        </table:table-row>
        <table:table-row table:style-name="ro3">
          <table:table-cell office:value-type="string">
            <text:p>wailmer</text:p>
          </table:table-cell>
          <table:table-cell office:value-type="string">
            <text:p>wasser</text:p>
          </table:table-cell>
          <table:table-cell/>
        </table:table-row>
        <table:table-row table:style-name="ro3">
          <table:table-cell office:value-type="string">
            <text:p>wailord</text:p>
          </table:table-cell>
          <table:table-cell office:value-type="string">
            <text:p>wasser</text:p>
          </table:table-cell>
          <table:table-cell/>
        </table:table-row>
        <table:table-row table:style-name="ro3">
          <table:table-cell office:value-type="string">
            <text:p>camaub</text:p>
          </table:table-cell>
          <table:table-cell office:value-type="string">
            <text:p>feuer</text:p>
          </table:table-cell>
          <table:table-cell office:value-type="string">
            <text:p>boden</text:p>
          </table:table-cell>
        </table:table-row>
        <table:table-row table:style-name="ro3">
          <table:table-cell office:value-type="string">
            <text:p>camerupt</text:p>
          </table:table-cell>
          <table:table-cell office:value-type="string">
            <text:p>feuer</text:p>
          </table:table-cell>
          <table:table-cell office:value-type="string">
            <text:p>boden</text:p>
          </table:table-cell>
        </table:table-row>
        <table:table-row table:style-name="ro3">
          <table:table-cell office:value-type="string">
            <text:p>qurtel</text:p>
          </table:table-cell>
          <table:table-cell office:value-type="string">
            <text:p>feuer</text:p>
          </table:table-cell>
          <table:table-cell/>
        </table:table-row>
        <table:table-row table:style-name="ro3">
          <table:table-cell office:value-type="string">
            <text:p>spoink</text:p>
          </table:table-cell>
          <table:table-cell office:value-type="string">
            <text:p>psycho</text:p>
          </table:table-cell>
          <table:table-cell/>
        </table:table-row>
        <table:table-row table:style-name="ro3">
          <table:table-cell office:value-type="string">
            <text:p>groink</text:p>
          </table:table-cell>
          <table:table-cell office:value-type="string">
            <text:p>psycho</text:p>
          </table:table-cell>
          <table:table-cell/>
        </table:table-row>
        <table:table-row table:style-name="ro3">
          <table:table-cell office:value-type="string">
            <text:p>pandir</text:p>
          </table:table-cell>
          <table:table-cell office:value-type="string">
            <text:p>psycho</text:p>
          </table:table-cell>
          <table:table-cell/>
        </table:table-row>
        <table:table-row table:style-name="ro3">
          <table:table-cell office:value-type="string">
            <text:p>knacklion</text:p>
          </table:table-cell>
          <table:table-cell office:value-type="string">
            <text:p>boden</text:p>
          </table:table-cell>
          <table:table-cell/>
        </table:table-row>
        <table:table-row table:style-name="ro3">
          <table:table-cell office:value-type="string">
            <text:p>vibrava</text:p>
          </table:table-cell>
          <table:table-cell office:value-type="string">
            <text:p>boden</text:p>
          </table:table-cell>
          <table:table-cell office:value-type="string">
            <text:p>drache</text:p>
          </table:table-cell>
        </table:table-row>
        <table:table-row table:style-name="ro3">
          <table:table-cell office:value-type="string">
            <text:p>libelldra</text:p>
          </table:table-cell>
          <table:table-cell office:value-type="string">
            <text:p>boden</text:p>
          </table:table-cell>
          <table:table-cell office:value-type="string">
            <text:p>drache</text:p>
          </table:table-cell>
        </table:table-row>
        <table:table-row table:style-name="ro3">
          <table:table-cell office:value-type="string">
            <text:p>tuska</text:p>
          </table:table-cell>
          <table:table-cell office:value-type="string">
            <text:p>pflanze</text:p>
          </table:table-cell>
          <table:table-cell/>
        </table:table-row>
        <table:table-row table:style-name="ro3">
          <table:table-cell office:value-type="string">
            <text:p>noktuska</text:p>
          </table:table-cell>
          <table:table-cell office:value-type="string">
            <text:p>pflanze</text:p>
          </table:table-cell>
          <table:table-cell office:value-type="string">
            <text:p>unlicht</text:p>
          </table:table-cell>
        </table:table-row>
        <table:table-row table:style-name="ro3">
          <table:table-cell office:value-type="string">
            <text:p>wablu</text:p>
          </table:table-cell>
          <table:table-cell office:value-type="string">
            <text:p>normal</text:p>
          </table:table-cell>
          <table:table-cell office:value-type="string">
            <text:p>flug</text:p>
          </table:table-cell>
        </table:table-row>
        <table:table-row table:style-name="ro3">
          <table:table-cell office:value-type="string">
            <text:p>altaria</text:p>
          </table:table-cell>
          <table:table-cell office:value-type="string">
            <text:p>drache</text:p>
          </table:table-cell>
          <table:table-cell office:value-type="string">
            <text:p>flug</text:p>
          </table:table-cell>
        </table:table-row>
        <table:table-row table:style-name="ro3">
          <table:table-cell office:value-type="string">
            <text:p>sengo</text:p>
          </table:table-cell>
          <table:table-cell office:value-type="string">
            <text:p>normal</text:p>
          </table:table-cell>
          <table:table-cell/>
        </table:table-row>
        <table:table-row table:style-name="ro3">
          <table:table-cell office:value-type="string">
            <text:p>vipitis</text:p>
          </table:table-cell>
          <table:table-cell office:value-type="string">
            <text:p>gift</text:p>
          </table:table-cell>
          <table:table-cell/>
        </table:table-row>
        <table:table-row table:style-name="ro3">
          <table:table-cell office:value-type="string">
            <text:p>lunastein</text:p>
          </table:table-cell>
          <table:table-cell office:value-type="string">
            <text:p>gestein</text:p>
          </table:table-cell>
          <table:table-cell office:value-type="string">
            <text:p>psycho</text:p>
          </table:table-cell>
        </table:table-row>
        <table:table-row table:style-name="ro3">
          <table:table-cell office:value-type="string">
            <text:p>sonnfel</text:p>
          </table:table-cell>
          <table:table-cell office:value-type="string">
            <text:p>gestein</text:p>
          </table:table-cell>
          <table:table-cell office:value-type="string">
            <text:p>psycho</text:p>
          </table:table-cell>
        </table:table-row>
        <table:table-row table:style-name="ro3">
          <table:table-cell office:value-type="string">
            <text:p>schmerbe</text:p>
          </table:table-cell>
          <table:table-cell office:value-type="string">
            <text:p>boden</text:p>
          </table:table-cell>
          <table:table-cell office:value-type="string">
            <text:p>wasser</text:p>
          </table:table-cell>
        </table:table-row>
        <table:table-row table:style-name="ro3">
          <table:table-cell office:value-type="string">
            <text:p>welsar</text:p>
          </table:table-cell>
          <table:table-cell office:value-type="string">
            <text:p>boden</text:p>
          </table:table-cell>
          <table:table-cell office:value-type="string">
            <text:p>wasser</text:p>
          </table:table-cell>
        </table:table-row>
        <table:table-row table:style-name="ro3">
          <table:table-cell office:value-type="string">
            <text:p>krebscorps</text:p>
          </table:table-cell>
          <table:table-cell office:value-type="string">
            <text:p>wasser</text:p>
          </table:table-cell>
          <table:table-cell/>
        </table:table-row>
        <table:table-row table:style-name="ro3">
          <table:table-cell office:value-type="string">
            <text:p>krebutack</text:p>
          </table:table-cell>
          <table:table-cell office:value-type="string">
            <text:p>wasser</text:p>
          </table:table-cell>
          <table:table-cell office:value-type="string">
            <text:p>unlicht</text:p>
          </table:table-cell>
        </table:table-row>
        <table:table-row table:style-name="ro3">
          <table:table-cell office:value-type="string">
            <text:p>puppance</text:p>
          </table:table-cell>
          <table:table-cell office:value-type="string">
            <text:p>boden</text:p>
          </table:table-cell>
          <table:table-cell office:value-type="string">
            <text:p>psycho</text:p>
          </table:table-cell>
        </table:table-row>
        <table:table-row table:style-name="ro3">
          <table:table-cell office:value-type="string">
            <text:p>lepumentas</text:p>
          </table:table-cell>
          <table:table-cell office:value-type="string">
            <text:p>boden</text:p>
          </table:table-cell>
          <table:table-cell office:value-type="string">
            <text:p>psycho</text:p>
          </table:table-cell>
        </table:table-row>
        <table:table-row table:style-name="ro3">
          <table:table-cell office:value-type="string">
            <text:p>liliep</text:p>
          </table:table-cell>
          <table:table-cell office:value-type="string">
            <text:p>gestein</text:p>
          </table:table-cell>
          <table:table-cell office:value-type="string">
            <text:p>pflanze</text:p>
          </table:table-cell>
        </table:table-row>
        <table:table-row table:style-name="ro3">
          <table:table-cell office:value-type="string">
            <text:p>wielie</text:p>
          </table:table-cell>
          <table:table-cell office:value-type="string">
            <text:p>gestein</text:p>
          </table:table-cell>
          <table:table-cell office:value-type="string">
            <text:p>pflanze</text:p>
          </table:table-cell>
        </table:table-row>
        <table:table-row table:style-name="ro3">
          <table:table-cell office:value-type="string">
            <text:p>anorith</text:p>
          </table:table-cell>
          <table:table-cell office:value-type="string">
            <text:p>gestein</text:p>
          </table:table-cell>
          <table:table-cell office:value-type="string">
            <text:p>käfer</text:p>
          </table:table-cell>
        </table:table-row>
        <table:table-row table:style-name="ro3">
          <table:table-cell office:value-type="string">
            <text:p>armaldo</text:p>
          </table:table-cell>
          <table:table-cell office:value-type="string">
            <text:p>gestein</text:p>
          </table:table-cell>
          <table:table-cell office:value-type="string">
            <text:p>käfer</text:p>
          </table:table-cell>
        </table:table-row>
        <table:table-row table:style-name="ro3">
          <table:table-cell office:value-type="string">
            <text:p>barschwa</text:p>
          </table:table-cell>
          <table:table-cell office:value-type="string">
            <text:p>wasser</text:p>
          </table:table-cell>
          <table:table-cell/>
        </table:table-row>
        <table:table-row table:style-name="ro3">
          <table:table-cell office:value-type="string">
            <text:p>milotic</text:p>
          </table:table-cell>
          <table:table-cell office:value-type="string">
            <text:p>wasser</text:p>
          </table:table-cell>
          <table:table-cell/>
        </table:table-row>
        <table:table-row table:style-name="ro3">
          <table:table-cell office:value-type="string">
            <text:p>formeo</text:p>
          </table:table-cell>
          <table:table-cell office:value-type="string">
            <text:p>normal</text:p>
          </table:table-cell>
          <table:table-cell/>
        </table:table-row>
        <table:table-row table:style-name="ro3">
          <table:table-cell office:value-type="string">
            <text:p>kecleon</text:p>
          </table:table-cell>
          <table:table-cell office:value-type="string">
            <text:p>normal</text:p>
          </table:table-cell>
          <table:table-cell/>
        </table:table-row>
        <table:table-row table:style-name="ro3">
          <table:table-cell office:value-type="string">
            <text:p>shuppet</text:p>
          </table:table-cell>
          <table:table-cell office:value-type="string">
            <text:p>geist</text:p>
          </table:table-cell>
          <table:table-cell/>
        </table:table-row>
        <table:table-row table:style-name="ro3">
          <table:table-cell office:value-type="string">
            <text:p>banette</text:p>
          </table:table-cell>
          <table:table-cell office:value-type="string">
            <text:p>geist</text:p>
          </table:table-cell>
          <table:table-cell/>
        </table:table-row>
        <table:table-row table:style-name="ro3">
          <table:table-cell office:value-type="string">
            <text:p>zwirrlicht</text:p>
          </table:table-cell>
          <table:table-cell office:value-type="string">
            <text:p>geist</text:p>
          </table:table-cell>
          <table:table-cell/>
        </table:table-row>
        <table:table-row table:style-name="ro3">
          <table:table-cell office:value-type="string">
            <text:p>zwirrklop</text:p>
          </table:table-cell>
          <table:table-cell office:value-type="string">
            <text:p>geist</text:p>
          </table:table-cell>
          <table:table-cell/>
        </table:table-row>
        <table:table-row table:style-name="ro3">
          <table:table-cell office:value-type="string">
            <text:p>tropius</text:p>
          </table:table-cell>
          <table:table-cell office:value-type="string">
            <text:p>pflanze</text:p>
          </table:table-cell>
          <table:table-cell office:value-type="string">
            <text:p>flug</text:p>
          </table:table-cell>
        </table:table-row>
        <table:table-row table:style-name="ro3">
          <table:table-cell office:value-type="string">
            <text:p>palimpalim</text:p>
          </table:table-cell>
          <table:table-cell office:value-type="string">
            <text:p>psycho</text:p>
          </table:table-cell>
          <table:table-cell/>
        </table:table-row>
        <table:table-row table:style-name="ro3">
          <table:table-cell office:value-type="string">
            <text:p>absol</text:p>
          </table:table-cell>
          <table:table-cell office:value-type="string">
            <text:p>unlicht</text:p>
          </table:table-cell>
          <table:table-cell/>
        </table:table-row>
        <table:table-row table:style-name="ro3">
          <table:table-cell office:value-type="string">
            <text:p>isso</text:p>
          </table:table-cell>
          <table:table-cell office:value-type="string">
            <text:p>psycho</text:p>
          </table:table-cell>
          <table:table-cell/>
        </table:table-row>
        <table:table-row table:style-name="ro3">
          <table:table-cell office:value-type="string">
            <text:p>schneppke</text:p>
          </table:table-cell>
          <table:table-cell office:value-type="string">
            <text:p>eis</text:p>
          </table:table-cell>
          <table:table-cell office:value-type="string">
            <text:p>wasser</text:p>
          </table:table-cell>
        </table:table-row>
        <table:table-row table:style-name="ro3">
          <table:table-cell office:value-type="string">
            <text:p>firnontor</text:p>
          </table:table-cell>
          <table:table-cell office:value-type="string">
            <text:p>eis</text:p>
          </table:table-cell>
          <table:table-cell office:value-type="string">
            <text:p>wasser</text:p>
          </table:table-cell>
        </table:table-row>
        <table:table-row table:style-name="ro3">
          <table:table-cell office:value-type="string">
            <text:p>seemops</text:p>
          </table:table-cell>
          <table:table-cell office:value-type="string">
            <text:p>eis</text:p>
          </table:table-cell>
          <table:table-cell office:value-type="string">
            <text:p>wasser</text:p>
          </table:table-cell>
        </table:table-row>
        <table:table-row table:style-name="ro3">
          <table:table-cell office:value-type="string">
            <text:p>seejong</text:p>
          </table:table-cell>
          <table:table-cell office:value-type="string">
            <text:p>eis</text:p>
          </table:table-cell>
          <table:table-cell/>
        </table:table-row>
        <table:table-row table:style-name="ro3">
          <table:table-cell office:value-type="string">
            <text:p>walraisa</text:p>
          </table:table-cell>
          <table:table-cell office:value-type="string">
            <text:p>eis</text:p>
          </table:table-cell>
          <table:table-cell/>
        </table:table-row>
        <table:table-row table:style-name="ro3">
          <table:table-cell office:value-type="string">
            <text:p>perlu</text:p>
          </table:table-cell>
          <table:table-cell office:value-type="string">
            <text:p>wasser</text:p>
          </table:table-cell>
          <table:table-cell/>
        </table:table-row>
        <table:table-row table:style-name="ro3">
          <table:table-cell office:value-type="string">
            <text:p>aalabyss</text:p>
          </table:table-cell>
          <table:table-cell office:value-type="string">
            <text:p>wasser</text:p>
          </table:table-cell>
          <table:table-cell/>
        </table:table-row>
        <table:table-row table:style-name="ro3">
          <table:table-cell office:value-type="string">
            <text:p>saganabyss</text:p>
          </table:table-cell>
          <table:table-cell office:value-type="string">
            <text:p>wasser</text:p>
          </table:table-cell>
          <table:table-cell/>
        </table:table-row>
        <table:table-row table:style-name="ro3">
          <table:table-cell office:value-type="string">
            <text:p>relicanth</text:p>
          </table:table-cell>
          <table:table-cell office:value-type="string">
            <text:p>wasser</text:p>
          </table:table-cell>
          <table:table-cell office:value-type="string">
            <text:p>gestein</text:p>
          </table:table-cell>
        </table:table-row>
        <table:table-row table:style-name="ro3">
          <table:table-cell office:value-type="string">
            <text:p>liebiskus</text:p>
          </table:table-cell>
          <table:table-cell office:value-type="string">
            <text:p>wasser</text:p>
          </table:table-cell>
          <table:table-cell/>
        </table:table-row>
        <table:table-row table:style-name="ro3">
          <table:table-cell office:value-type="string">
            <text:p>kindwurm</text:p>
          </table:table-cell>
          <table:table-cell office:value-type="string">
            <text:p>drache</text:p>
          </table:table-cell>
          <table:table-cell/>
        </table:table-row>
        <table:table-row table:style-name="ro3">
          <table:table-cell office:value-type="string">
            <text:p>draschel</text:p>
          </table:table-cell>
          <table:table-cell office:value-type="string">
            <text:p>drache</text:p>
          </table:table-cell>
          <table:table-cell/>
        </table:table-row>
        <table:table-row table:style-name="ro3">
          <table:table-cell office:value-type="string">
            <text:p>brutalanda</text:p>
          </table:table-cell>
          <table:table-cell office:value-type="string">
            <text:p>drache</text:p>
          </table:table-cell>
          <table:table-cell office:value-type="string">
            <text:p>flug</text:p>
          </table:table-cell>
        </table:table-row>
        <table:table-row table:style-name="ro3">
          <table:table-cell office:value-type="string">
            <text:p>tanhel</text:p>
          </table:table-cell>
          <table:table-cell office:value-type="string">
            <text:p>stahl</text:p>
          </table:table-cell>
          <table:table-cell office:value-type="string">
            <text:p>psycho</text:p>
          </table:table-cell>
        </table:table-row>
        <table:table-row table:style-name="ro3">
          <table:table-cell office:value-type="string">
            <text:p>metang</text:p>
          </table:table-cell>
          <table:table-cell office:value-type="string">
            <text:p>stahl</text:p>
          </table:table-cell>
          <table:table-cell office:value-type="string">
            <text:p>psycho</text:p>
          </table:table-cell>
        </table:table-row>
        <table:table-row table:style-name="ro3">
          <table:table-cell office:value-type="string">
            <text:p>metagross</text:p>
          </table:table-cell>
          <table:table-cell office:value-type="string">
            <text:p>stahl</text:p>
          </table:table-cell>
          <table:table-cell office:value-type="string">
            <text:p>psycho</text:p>
          </table:table-cell>
        </table:table-row>
        <table:table-row table:style-name="ro3">
          <table:table-cell office:value-type="string">
            <text:p>regirock</text:p>
          </table:table-cell>
          <table:table-cell office:value-type="string">
            <text:p>gestein</text:p>
          </table:table-cell>
          <table:table-cell/>
        </table:table-row>
        <table:table-row table:style-name="ro3">
          <table:table-cell office:value-type="string">
            <text:p>regice</text:p>
          </table:table-cell>
          <table:table-cell office:value-type="string">
            <text:p>eis</text:p>
          </table:table-cell>
          <table:table-cell/>
        </table:table-row>
        <table:table-row table:style-name="ro3">
          <table:table-cell office:value-type="string">
            <text:p>registeel</text:p>
          </table:table-cell>
          <table:table-cell office:value-type="string">
            <text:p>stahl</text:p>
          </table:table-cell>
          <table:table-cell/>
        </table:table-row>
        <table:table-row table:style-name="ro3">
          <table:table-cell office:value-type="string">
            <text:p>latias</text:p>
          </table:table-cell>
          <table:table-cell office:value-type="string">
            <text:p>drache</text:p>
          </table:table-cell>
          <table:table-cell office:value-type="string">
            <text:p>psycho</text:p>
          </table:table-cell>
        </table:table-row>
        <table:table-row table:style-name="ro3">
          <table:table-cell office:value-type="string">
            <text:p>latios</text:p>
          </table:table-cell>
          <table:table-cell office:value-type="string">
            <text:p>drache</text:p>
          </table:table-cell>
          <table:table-cell office:value-type="string">
            <text:p>psycho</text:p>
          </table:table-cell>
        </table:table-row>
        <table:table-row table:style-name="ro3">
          <table:table-cell office:value-type="string">
            <text:p>kyogre</text:p>
          </table:table-cell>
          <table:table-cell office:value-type="string">
            <text:p>wasser</text:p>
          </table:table-cell>
          <table:table-cell/>
        </table:table-row>
        <table:table-row table:style-name="ro3">
          <table:table-cell office:value-type="string">
            <text:p>groudon</text:p>
          </table:table-cell>
          <table:table-cell office:value-type="string">
            <text:p>boden</text:p>
          </table:table-cell>
          <table:table-cell/>
        </table:table-row>
        <table:table-row table:style-name="ro3">
          <table:table-cell office:value-type="string">
            <text:p>rayquaza</text:p>
          </table:table-cell>
          <table:table-cell office:value-type="string">
            <text:p>drache</text:p>
          </table:table-cell>
          <table:table-cell office:value-type="string">
            <text:p>flug</text:p>
          </table:table-cell>
        </table:table-row>
        <table:table-row table:style-name="ro3">
          <table:table-cell office:value-type="string">
            <text:p>jirachi</text:p>
          </table:table-cell>
          <table:table-cell office:value-type="string">
            <text:p>stahl</text:p>
          </table:table-cell>
          <table:table-cell office:value-type="string">
            <text:p>psycho</text:p>
          </table:table-cell>
        </table:table-row>
        <table:table-row table:style-name="ro3">
          <table:table-cell office:value-type="string">
            <text:p>deoxys</text:p>
          </table:table-cell>
          <table:table-cell office:value-type="string">
            <text:p>psycho</text:p>
          </table:table-cell>
          <table:table-cell/>
        </table:table-row>
      </table:table>
      <table:table table:name="Tabelle2" table:style-name="ta1" table:print="false">
        <table:table-column table:style-name="co1" table:number-columns-repeated="3" table:default-cell-style-name="Default"/>
        <table:table-row table:style-name="ro3">
          <table:table-cell office:value-type="string">
            <text:p>jirachi</text:p>
          </table:table-cell>
          <table:table-cell office:value-type="string">
            <text:p>stahl</text:p>
          </table:table-cell>
          <table:table-cell office:value-type="string">
            <text:p>psycho</text:p>
          </table:table-cell>
        </table:table-row>
        <table:table-row table:style-name="ro3">
          <table:table-cell office:value-type="string">
            <text:p>deoxys</text:p>
          </table:table-cell>
          <table:table-cell office:value-type="string">
            <text:p>psycho</text:p>
          </table:table-cell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9">29.04.2020</text:date>, <text:time>12:15:5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6T20:13:06.76</meta:creation-date>
    <dc:date>2020-04-29T12:15:59.35</dc:date>
    <meta:editing-duration>PT22H13M47S</meta:editing-duration>
    <meta:editing-cycles>3</meta:editing-cycles>
    <meta:generator>OpenOffice/4.1.5$Win32 OpenOffice.org_project/415m1$Build-9789</meta:generator>
    <meta:document-statistic meta:table-count="3" meta:cell-count="959" meta:object-count="0"/>
  </office:meta>
</office:document-meta>
</file>